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 Ru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float" office:value="127632" calcext:value-type="float">
            <text:p>127632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float" office:value="4118.08950733358" calcext:value-type="float">
            <text:p>4118.0895073336</text:p>
          </table:table-cell>
        </table:table-row>
        <table:table-row table:style-name="ro1">
          <table:table-cell office:value-type="string" calcext:value-type="string">
            <text:p>[TOTAL_GCS_Copy]</text:p>
          </table:table-cell>
          <table:table-cell office:value-type="string" calcext:value-type="string">
            <text:p><text:s/>Count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[TOTAL_GC_TIME_Copy]</text:p>
          </table:table-cell>
          <table:table-cell office:value-type="string" calcext:value-type="string">
            <text:p><text:s/>Time(ms)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[TOTAL_GC_TIME_%_Copy]</text:p>
          </table:table-cell>
          <table:table-cell office:value-type="string" calcext:value-type="string">
            <text:p><text:s/>Time(%)</text:p>
          </table:table-cell>
          <table:table-cell office:value-type="float" office:value="0.427008900589194" calcext:value-type="float">
            <text:p>0.4270089006</text:p>
          </table:table-cell>
        </table:table-row>
        <table:table-row table:style-name="ro1">
          <table:table-cell office:value-type="string" calcext:value-type="string">
            <text:p>[TOTAL_GCS_MarkSweepCompact]</text:p>
          </table:table-cell>
          <table:table-cell office:value-type="string" calcext:value-type="string">
            <text:p><text:s/>Cou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_MarkSweepCompact]</text:p>
          </table:table-cell>
          <table:table-cell office:value-type="string" calcext:value-type="string">
            <text:p><text:s/>Time(m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_%_MarkSweepCompact]</text:p>
          </table:table-cell>
          <table:table-cell office:value-type="string" calcext:value-type="string">
            <text:p><text:s/>Time(%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float" office:value="0.427008900589194" calcext:value-type="float">
            <text:p>0.427008900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float" office:value="262890" calcext:value-type="float">
            <text:p>26289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3915.92723572597" calcext:value-type="float">
            <text:p>3915.92723572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float" office:value="152919" calcext:value-type="float">
            <text:p>15291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262890" calcext:value-type="float">
            <text:p>26289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0" calcext:value-type="float">
            <text:p>0</text:p>
          </table:table-cell>
          <table:table-cell office:value-type="float" office:value="24828.4820359281" calcext:value-type="float">
            <text:p>24828.482035928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" calcext:value-type="float">
            <text:p>2000</text:p>
          </table:table-cell>
          <table:table-cell office:value-type="float" office:value="8000.15309126595" calcext:value-type="float">
            <text:p>8000.15309126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000" calcext:value-type="float">
            <text:p>4000</text:p>
          </table:table-cell>
          <table:table-cell office:value-type="float" office:value="9049.82851018221" calcext:value-type="float">
            <text:p>9049.828510182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000" calcext:value-type="float">
            <text:p>6000</text:p>
          </table:table-cell>
          <table:table-cell office:value-type="float" office:value="6733.1627620222" calcext:value-type="float">
            <text:p>6733.162762022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000" calcext:value-type="float">
            <text:p>8000</text:p>
          </table:table-cell>
          <table:table-cell office:value-type="float" office:value="8035.73668783586" calcext:value-type="float">
            <text:p>8035.736687835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000" calcext:value-type="float">
            <text:p>10000</text:p>
          </table:table-cell>
          <table:table-cell office:value-type="float" office:value="6371.13891081294" calcext:value-type="float">
            <text:p>6371.13891081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000" calcext:value-type="float">
            <text:p>12000</text:p>
          </table:table-cell>
          <table:table-cell office:value-type="float" office:value="5436.52332457293" calcext:value-type="float">
            <text:p>5436.523324572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4000" calcext:value-type="float">
            <text:p>14000</text:p>
          </table:table-cell>
          <table:table-cell office:value-type="float" office:value="4156.95126307732" calcext:value-type="float">
            <text:p>4156.951263077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6000" calcext:value-type="float">
            <text:p>16000</text:p>
          </table:table-cell>
          <table:table-cell office:value-type="float" office:value="3304.42799270812" calcext:value-type="float">
            <text:p>3304.427992708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8000" calcext:value-type="float">
            <text:p>18000</text:p>
          </table:table-cell>
          <table:table-cell office:value-type="float" office:value="4080.4702848723" calcext:value-type="float">
            <text:p>4080.470284872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0" calcext:value-type="float">
            <text:p>20000</text:p>
          </table:table-cell>
          <table:table-cell office:value-type="float" office:value="3315.60864321608" calcext:value-type="float">
            <text:p>3315.608643216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2000" calcext:value-type="float">
            <text:p>22000</text:p>
          </table:table-cell>
          <table:table-cell office:value-type="float" office:value="3706.92207207207" calcext:value-type="float">
            <text:p>3706.922072072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4000" calcext:value-type="float">
            <text:p>24000</text:p>
          </table:table-cell>
          <table:table-cell office:value-type="float" office:value="3318.22346368715" calcext:value-type="float">
            <text:p>3318.223463687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6000" calcext:value-type="float">
            <text:p>26000</text:p>
          </table:table-cell>
          <table:table-cell office:value-type="float" office:value="3380.75758853288" calcext:value-type="float">
            <text:p>3380.757588532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8000" calcext:value-type="float">
            <text:p>28000</text:p>
          </table:table-cell>
          <table:table-cell office:value-type="float" office:value="3564.10641053313" calcext:value-type="float">
            <text:p>3564.106410533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0000" calcext:value-type="float">
            <text:p>30000</text:p>
          </table:table-cell>
          <table:table-cell office:value-type="float" office:value="4131.75953228266" calcext:value-type="float">
            <text:p>4131.759532282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2000" calcext:value-type="float">
            <text:p>32000</text:p>
          </table:table-cell>
          <table:table-cell office:value-type="float" office:value="3271.39653133622" calcext:value-type="float">
            <text:p>3271.396531336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4000" calcext:value-type="float">
            <text:p>34000</text:p>
          </table:table-cell>
          <table:table-cell office:value-type="float" office:value="3255.96751693902" calcext:value-type="float">
            <text:p>3255.96751693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6000" calcext:value-type="float">
            <text:p>36000</text:p>
          </table:table-cell>
          <table:table-cell office:value-type="float" office:value="3311.66310699174" calcext:value-type="float">
            <text:p>3311.663106991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8000" calcext:value-type="float">
            <text:p>38000</text:p>
          </table:table-cell>
          <table:table-cell office:value-type="float" office:value="3238.7423828125" calcext:value-type="float">
            <text:p>3238.742382812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0000" calcext:value-type="float">
            <text:p>40000</text:p>
          </table:table-cell>
          <table:table-cell office:value-type="float" office:value="3490.12697060077" calcext:value-type="float">
            <text:p>3490.126970600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2000" calcext:value-type="float">
            <text:p>42000</text:p>
          </table:table-cell>
          <table:table-cell office:value-type="float" office:value="3385.37968026925" calcext:value-type="float">
            <text:p>3385.379680269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4000" calcext:value-type="float">
            <text:p>44000</text:p>
          </table:table-cell>
          <table:table-cell office:value-type="float" office:value="3306.30511214387" calcext:value-type="float">
            <text:p>3306.305112143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6000" calcext:value-type="float">
            <text:p>46000</text:p>
          </table:table-cell>
          <table:table-cell office:value-type="float" office:value="3364.04628272251" calcext:value-type="float">
            <text:p>3364.046282722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8000" calcext:value-type="float">
            <text:p>48000</text:p>
          </table:table-cell>
          <table:table-cell office:value-type="float" office:value="3500.81041360487" calcext:value-type="float">
            <text:p>3500.810413604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0000" calcext:value-type="float">
            <text:p>50000</text:p>
          </table:table-cell>
          <table:table-cell office:value-type="float" office:value="4305.75921120913" calcext:value-type="float">
            <text:p>4305.759211209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2000" calcext:value-type="float">
            <text:p>52000</text:p>
          </table:table-cell>
          <table:table-cell office:value-type="float" office:value="3586.77028496846" calcext:value-type="float">
            <text:p>3586.770284968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4000" calcext:value-type="float">
            <text:p>54000</text:p>
          </table:table-cell>
          <table:table-cell office:value-type="float" office:value="3396.177791386" calcext:value-type="float">
            <text:p>3396.17779138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6000" calcext:value-type="float">
            <text:p>56000</text:p>
          </table:table-cell>
          <table:table-cell office:value-type="float" office:value="3569.44840928633" calcext:value-type="float">
            <text:p>3569.448409286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8000" calcext:value-type="float">
            <text:p>58000</text:p>
          </table:table-cell>
          <table:table-cell office:value-type="float" office:value="3407.07406643285" calcext:value-type="float">
            <text:p>3407.074066432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0000" calcext:value-type="float">
            <text:p>60000</text:p>
          </table:table-cell>
          <table:table-cell office:value-type="float" office:value="3465.21940049958" calcext:value-type="float">
            <text:p>3465.219400499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2000" calcext:value-type="float">
            <text:p>62000</text:p>
          </table:table-cell>
          <table:table-cell office:value-type="float" office:value="3383.66693910911" calcext:value-type="float">
            <text:p>3383.666939109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4000" calcext:value-type="float">
            <text:p>64000</text:p>
          </table:table-cell>
          <table:table-cell office:value-type="float" office:value="3455.19706320494" calcext:value-type="float">
            <text:p>3455.197063204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6000" calcext:value-type="float">
            <text:p>66000</text:p>
          </table:table-cell>
          <table:table-cell office:value-type="float" office:value="4151.74772111357" calcext:value-type="float">
            <text:p>4151.747721113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8000" calcext:value-type="float">
            <text:p>68000</text:p>
          </table:table-cell>
          <table:table-cell office:value-type="float" office:value="4262.11427844235" calcext:value-type="float">
            <text:p>4262.114278442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0000" calcext:value-type="float">
            <text:p>70000</text:p>
          </table:table-cell>
          <table:table-cell office:value-type="float" office:value="3486.77014613779" calcext:value-type="float">
            <text:p>3486.770146137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2000" calcext:value-type="float">
            <text:p>72000</text:p>
          </table:table-cell>
          <table:table-cell office:value-type="float" office:value="3442.84990579862" calcext:value-type="float">
            <text:p>3442.849905798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4000" calcext:value-type="float">
            <text:p>74000</text:p>
          </table:table-cell>
          <table:table-cell office:value-type="float" office:value="3529.28452231957" calcext:value-type="float">
            <text:p>3529.284522319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6000" calcext:value-type="float">
            <text:p>76000</text:p>
          </table:table-cell>
          <table:table-cell office:value-type="float" office:value="3458.15723533097" calcext:value-type="float">
            <text:p>3458.15723533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8000" calcext:value-type="float">
            <text:p>78000</text:p>
          </table:table-cell>
          <table:table-cell office:value-type="float" office:value="4438.00183534347" calcext:value-type="float">
            <text:p>4438.001835343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0000" calcext:value-type="float">
            <text:p>80000</text:p>
          </table:table-cell>
          <table:table-cell office:value-type="float" office:value="3648.11399868967" calcext:value-type="float">
            <text:p>3648.113998689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2000" calcext:value-type="float">
            <text:p>82000</text:p>
          </table:table-cell>
          <table:table-cell office:value-type="float" office:value="3652.84592892488" calcext:value-type="float">
            <text:p>3652.845928924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4000" calcext:value-type="float">
            <text:p>84000</text:p>
          </table:table-cell>
          <table:table-cell office:value-type="float" office:value="3682.81759162304" calcext:value-type="float">
            <text:p>3682.81759162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6000" calcext:value-type="float">
            <text:p>86000</text:p>
          </table:table-cell>
          <table:table-cell office:value-type="float" office:value="3579.39109970047" calcext:value-type="float">
            <text:p>3579.391099700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8000" calcext:value-type="float">
            <text:p>88000</text:p>
          </table:table-cell>
          <table:table-cell office:value-type="float" office:value="3486.94163837012" calcext:value-type="float">
            <text:p>3486.941638370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0000" calcext:value-type="float">
            <text:p>90000</text:p>
          </table:table-cell>
          <table:table-cell office:value-type="float" office:value="3522.92843491187" calcext:value-type="float">
            <text:p>3522.928434911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2000" calcext:value-type="float">
            <text:p>92000</text:p>
          </table:table-cell>
          <table:table-cell office:value-type="float" office:value="3544.87480982395" calcext:value-type="float">
            <text:p>3544.87480982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4000" calcext:value-type="float">
            <text:p>94000</text:p>
          </table:table-cell>
          <table:table-cell office:value-type="float" office:value="3677.38104366347" calcext:value-type="float">
            <text:p>3677.381043663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6000" calcext:value-type="float">
            <text:p>96000</text:p>
          </table:table-cell>
          <table:table-cell office:value-type="float" office:value="3663.49032116146" calcext:value-type="float">
            <text:p>3663.490321161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8000" calcext:value-type="float">
            <text:p>98000</text:p>
          </table:table-cell>
          <table:table-cell office:value-type="float" office:value="3748.77667493797" calcext:value-type="float">
            <text:p>3748.77667493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93.46136466335" calcext:value-type="float">
            <text:p>3793.461364663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2000" calcext:value-type="float">
            <text:p>102000</text:p>
          </table:table-cell>
          <table:table-cell office:value-type="float" office:value="3965.65458768873" calcext:value-type="float">
            <text:p>3965.654587688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4000" calcext:value-type="float">
            <text:p>104000</text:p>
          </table:table-cell>
          <table:table-cell office:value-type="float" office:value="3765.47210017575" calcext:value-type="float">
            <text:p>3765.472100175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6000" calcext:value-type="float">
            <text:p>106000</text:p>
          </table:table-cell>
          <table:table-cell office:value-type="float" office:value="3938.12597165066" calcext:value-type="float">
            <text:p>3938.125971650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8000" calcext:value-type="float">
            <text:p>108000</text:p>
          </table:table-cell>
          <table:table-cell office:value-type="float" office:value="4109.33781471523" calcext:value-type="float">
            <text:p>4109.337814715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0000" calcext:value-type="float">
            <text:p>110000</text:p>
          </table:table-cell>
          <table:table-cell office:value-type="float" office:value="4090.22203471553" calcext:value-type="float">
            <text:p>4090.222034715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2000" calcext:value-type="float">
            <text:p>112000</text:p>
          </table:table-cell>
          <table:table-cell office:value-type="float" office:value="4301.93020398132" calcext:value-type="float">
            <text:p>4301.930203981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4000" calcext:value-type="float">
            <text:p>114000</text:p>
          </table:table-cell>
          <table:table-cell office:value-type="float" office:value="4033.6047133139" calcext:value-type="float">
            <text:p>4033.604713313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6000" calcext:value-type="float">
            <text:p>116000</text:p>
          </table:table-cell>
          <table:table-cell office:value-type="float" office:value="4006.72228677667" calcext:value-type="float">
            <text:p>4006.722286776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8000" calcext:value-type="float">
            <text:p>118000</text:p>
          </table:table-cell>
          <table:table-cell office:value-type="float" office:value="5068.60881294964" calcext:value-type="float">
            <text:p>5068.608812949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0000" calcext:value-type="float">
            <text:p>120000</text:p>
          </table:table-cell>
          <table:table-cell office:value-type="float" office:value="6744.34161988773" calcext:value-type="float">
            <text:p>6744.341619887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2000" calcext:value-type="float">
            <text:p>122000</text:p>
          </table:table-cell>
          <table:table-cell office:value-type="float" office:value="3215.9630694383" calcext:value-type="float">
            <text:p>3215.963069438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4000" calcext:value-type="float">
            <text:p>124000</text:p>
          </table:table-cell>
          <table:table-cell office:value-type="float" office:value="1147.63184079602" calcext:value-type="float">
            <text:p>1147.6318407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140914.3125" calcext:value-type="float">
            <text:p>140914.312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float" office:value="2254585" calcext:value-type="float">
            <text:p>225458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float" office:value="0" calcext:value-type="float">
            <text:p>0</text:p>
          </table:table-cell>
          <table:table-cell office:value-type="float" office:value="2.93333333333333" calcext:value-type="float">
            <text:p>2.9333333333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float" office:value="2000" calcext:value-type="float">
            <text:p>2000</text:p>
          </table:table-cell>
          <table:table-cell office:value-type="float" office:value="2254585" calcext:value-type="float">
            <text:p>225458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Operations</text:p>
          </table:table-cell>
          <table:table-cell office:value-type="float" office:value="262710" calcext:value-type="float">
            <text:p>262710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3620.47411213886" calcext:value-type="float">
            <text:p>3620.474112138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MinLatency(us)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MaxLatency(us)</text:p>
          </table:table-cell>
          <table:table-cell office:value-type="float" office:value="134771" calcext:value-type="float">
            <text:p>13477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Return=OK</text:p>
          </table:table-cell>
          <table:table-cell office:value-type="float" office:value="262710" calcext:value-type="float">
            <text:p>262710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0" calcext:value-type="float">
            <text:p>0</text:p>
          </table:table-cell>
          <table:table-cell office:value-type="float" office:value="24022.7474747475" calcext:value-type="float">
            <text:p>24022.747474747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" calcext:value-type="float">
            <text:p>2000</text:p>
          </table:table-cell>
          <table:table-cell office:value-type="float" office:value="7634.01416707377" calcext:value-type="float">
            <text:p>7634.014167073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000" calcext:value-type="float">
            <text:p>4000</text:p>
          </table:table-cell>
          <table:table-cell office:value-type="float" office:value="8216.05814591333" calcext:value-type="float">
            <text:p>8216.058145913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000" calcext:value-type="float">
            <text:p>6000</text:p>
          </table:table-cell>
          <table:table-cell office:value-type="float" office:value="6302.13570274637" calcext:value-type="float">
            <text:p>6302.135702746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000" calcext:value-type="float">
            <text:p>8000</text:p>
          </table:table-cell>
          <table:table-cell office:value-type="float" office:value="7323.01529636711" calcext:value-type="float">
            <text:p>7323.015296367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000" calcext:value-type="float">
            <text:p>10000</text:p>
          </table:table-cell>
          <table:table-cell office:value-type="float" office:value="6122.89814097599" calcext:value-type="float">
            <text:p>6122.89814097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000" calcext:value-type="float">
            <text:p>12000</text:p>
          </table:table-cell>
          <table:table-cell office:value-type="float" office:value="5082.57298187809" calcext:value-type="float">
            <text:p>5082.572981878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4000" calcext:value-type="float">
            <text:p>14000</text:p>
          </table:table-cell>
          <table:table-cell office:value-type="float" office:value="3854.49508840864" calcext:value-type="float">
            <text:p>3854.495088408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6000" calcext:value-type="float">
            <text:p>16000</text:p>
          </table:table-cell>
          <table:table-cell office:value-type="float" office:value="3164.05676059193" calcext:value-type="float">
            <text:p>3164.056760591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8000" calcext:value-type="float">
            <text:p>18000</text:p>
          </table:table-cell>
          <table:table-cell office:value-type="float" office:value="3800.69390274006" calcext:value-type="float">
            <text:p>3800.693902740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0" calcext:value-type="float">
            <text:p>20000</text:p>
          </table:table-cell>
          <table:table-cell office:value-type="float" office:value="3157.79762878168" calcext:value-type="float">
            <text:p>3157.797628781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2000" calcext:value-type="float">
            <text:p>22000</text:p>
          </table:table-cell>
          <table:table-cell office:value-type="float" office:value="3543.39302112029" calcext:value-type="float">
            <text:p>3543.393021120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4000" calcext:value-type="float">
            <text:p>24000</text:p>
          </table:table-cell>
          <table:table-cell office:value-type="float" office:value="2987.49223946785" calcext:value-type="float">
            <text:p>2987.492239467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6000" calcext:value-type="float">
            <text:p>26000</text:p>
          </table:table-cell>
          <table:table-cell office:value-type="float" office:value="3166.43195146613" calcext:value-type="float">
            <text:p>3166.431951466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8000" calcext:value-type="float">
            <text:p>28000</text:p>
          </table:table-cell>
          <table:table-cell office:value-type="float" office:value="3340.33646055437" calcext:value-type="float">
            <text:p>3340.336460554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0000" calcext:value-type="float">
            <text:p>30000</text:p>
          </table:table-cell>
          <table:table-cell office:value-type="float" office:value="4025.11253196931" calcext:value-type="float">
            <text:p>4025.112531969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2000" calcext:value-type="float">
            <text:p>32000</text:p>
          </table:table-cell>
          <table:table-cell office:value-type="float" office:value="3060.99344587885" calcext:value-type="float">
            <text:p>3060.993445878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4000" calcext:value-type="float">
            <text:p>34000</text:p>
          </table:table-cell>
          <table:table-cell office:value-type="float" office:value="3025.85102162269" calcext:value-type="float">
            <text:p>3025.851021622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6000" calcext:value-type="float">
            <text:p>36000</text:p>
          </table:table-cell>
          <table:table-cell office:value-type="float" office:value="3162.51383084577" calcext:value-type="float">
            <text:p>3162.513830845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8000" calcext:value-type="float">
            <text:p>38000</text:p>
          </table:table-cell>
          <table:table-cell office:value-type="float" office:value="3024.41617589321" calcext:value-type="float">
            <text:p>3024.416175893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0000" calcext:value-type="float">
            <text:p>40000</text:p>
          </table:table-cell>
          <table:table-cell office:value-type="float" office:value="3314.08656906429" calcext:value-type="float">
            <text:p>3314.086569064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2000" calcext:value-type="float">
            <text:p>42000</text:p>
          </table:table-cell>
          <table:table-cell office:value-type="float" office:value="3280.60315156542" calcext:value-type="float">
            <text:p>3280.603151565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4000" calcext:value-type="float">
            <text:p>44000</text:p>
          </table:table-cell>
          <table:table-cell office:value-type="float" office:value="3072.40660637043" calcext:value-type="float">
            <text:p>3072.406606370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6000" calcext:value-type="float">
            <text:p>46000</text:p>
          </table:table-cell>
          <table:table-cell office:value-type="float" office:value="3230.20507099391" calcext:value-type="float">
            <text:p>3230.205070993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8000" calcext:value-type="float">
            <text:p>48000</text:p>
          </table:table-cell>
          <table:table-cell office:value-type="float" office:value="3276.74111349036" calcext:value-type="float">
            <text:p>3276.741113490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0000" calcext:value-type="float">
            <text:p>50000</text:p>
          </table:table-cell>
          <table:table-cell office:value-type="float" office:value="3926.15597034007" calcext:value-type="float">
            <text:p>3926.155970340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2000" calcext:value-type="float">
            <text:p>52000</text:p>
          </table:table-cell>
          <table:table-cell office:value-type="float" office:value="3324.4563772776" calcext:value-type="float">
            <text:p>3324.456377277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4000" calcext:value-type="float">
            <text:p>54000</text:p>
          </table:table-cell>
          <table:table-cell office:value-type="float" office:value="3169.85365348789" calcext:value-type="float">
            <text:p>3169.853653487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6000" calcext:value-type="float">
            <text:p>56000</text:p>
          </table:table-cell>
          <table:table-cell office:value-type="float" office:value="3376.84799298092" calcext:value-type="float">
            <text:p>3376.847992980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8000" calcext:value-type="float">
            <text:p>58000</text:p>
          </table:table-cell>
          <table:table-cell office:value-type="float" office:value="3233.74272555997" calcext:value-type="float">
            <text:p>3233.7427255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0000" calcext:value-type="float">
            <text:p>60000</text:p>
          </table:table-cell>
          <table:table-cell office:value-type="float" office:value="3296.82511307344" calcext:value-type="float">
            <text:p>3296.825113073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2000" calcext:value-type="float">
            <text:p>62000</text:p>
          </table:table-cell>
          <table:table-cell office:value-type="float" office:value="3099.17475922953" calcext:value-type="float">
            <text:p>3099.174759229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4000" calcext:value-type="float">
            <text:p>64000</text:p>
          </table:table-cell>
          <table:table-cell office:value-type="float" office:value="3275.59484193012" calcext:value-type="float">
            <text:p>3275.594841930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6000" calcext:value-type="float">
            <text:p>66000</text:p>
          </table:table-cell>
          <table:table-cell office:value-type="float" office:value="3831.11772184083" calcext:value-type="float">
            <text:p>3831.117721840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8000" calcext:value-type="float">
            <text:p>68000</text:p>
          </table:table-cell>
          <table:table-cell office:value-type="float" office:value="3803.34094993581" calcext:value-type="float">
            <text:p>3803.340949935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0000" calcext:value-type="float">
            <text:p>70000</text:p>
          </table:table-cell>
          <table:table-cell office:value-type="float" office:value="3217.05397669188" calcext:value-type="float">
            <text:p>3217.053976691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2000" calcext:value-type="float">
            <text:p>72000</text:p>
          </table:table-cell>
          <table:table-cell office:value-type="float" office:value="3255.65077698446" calcext:value-type="float">
            <text:p>3255.650776984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4000" calcext:value-type="float">
            <text:p>74000</text:p>
          </table:table-cell>
          <table:table-cell office:value-type="float" office:value="3256.05404236922" calcext:value-type="float">
            <text:p>3256.054042369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6000" calcext:value-type="float">
            <text:p>76000</text:p>
          </table:table-cell>
          <table:table-cell office:value-type="float" office:value="3196.7091815538" calcext:value-type="float">
            <text:p>3196.709181553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8000" calcext:value-type="float">
            <text:p>78000</text:p>
          </table:table-cell>
          <table:table-cell office:value-type="float" office:value="4012.3974940016" calcext:value-type="float">
            <text:p>4012.397494001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0000" calcext:value-type="float">
            <text:p>80000</text:p>
          </table:table-cell>
          <table:table-cell office:value-type="float" office:value="3374.05865490628" calcext:value-type="float">
            <text:p>3374.058654906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2000" calcext:value-type="float">
            <text:p>82000</text:p>
          </table:table-cell>
          <table:table-cell office:value-type="float" office:value="3339.44571932921" calcext:value-type="float">
            <text:p>3339.445719329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4000" calcext:value-type="float">
            <text:p>84000</text:p>
          </table:table-cell>
          <table:table-cell office:value-type="float" office:value="3260.39316797215" calcext:value-type="float">
            <text:p>3260.393167972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6000" calcext:value-type="float">
            <text:p>86000</text:p>
          </table:table-cell>
          <table:table-cell office:value-type="float" office:value="3246.52448892675" calcext:value-type="float">
            <text:p>3246.524488926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8000" calcext:value-type="float">
            <text:p>88000</text:p>
          </table:table-cell>
          <table:table-cell office:value-type="float" office:value="3248.29115247856" calcext:value-type="float">
            <text:p>3248.291152478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0000" calcext:value-type="float">
            <text:p>90000</text:p>
          </table:table-cell>
          <table:table-cell office:value-type="float" office:value="3317.76724137931" calcext:value-type="float">
            <text:p>3317.767241379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2000" calcext:value-type="float">
            <text:p>92000</text:p>
          </table:table-cell>
          <table:table-cell office:value-type="float" office:value="3271.89862837548" calcext:value-type="float">
            <text:p>3271.898628375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4000" calcext:value-type="float">
            <text:p>94000</text:p>
          </table:table-cell>
          <table:table-cell office:value-type="float" office:value="3302.55958889132" calcext:value-type="float">
            <text:p>3302.559588891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6000" calcext:value-type="float">
            <text:p>96000</text:p>
          </table:table-cell>
          <table:table-cell office:value-type="float" office:value="3334.27530541012" calcext:value-type="float">
            <text:p>3334.275305410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8000" calcext:value-type="float">
            <text:p>98000</text:p>
          </table:table-cell>
          <table:table-cell office:value-type="float" office:value="3485.58659723794" calcext:value-type="float">
            <text:p>3485.58659723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0000" calcext:value-type="float">
            <text:p>100000</text:p>
          </table:table-cell>
          <table:table-cell office:value-type="float" office:value="3494.62739220659" calcext:value-type="float">
            <text:p>3494.627392206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2000" calcext:value-type="float">
            <text:p>102000</text:p>
          </table:table-cell>
          <table:table-cell office:value-type="float" office:value="3513.8001882796" calcext:value-type="float">
            <text:p>3513.800188279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4000" calcext:value-type="float">
            <text:p>104000</text:p>
          </table:table-cell>
          <table:table-cell office:value-type="float" office:value="3361.75946497393" calcext:value-type="float">
            <text:p>3361.759464973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6000" calcext:value-type="float">
            <text:p>106000</text:p>
          </table:table-cell>
          <table:table-cell office:value-type="float" office:value="3434.83" calcext:value-type="float">
            <text:p>3434.8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8000" calcext:value-type="float">
            <text:p>108000</text:p>
          </table:table-cell>
          <table:table-cell office:value-type="float" office:value="3677.34521212121" calcext:value-type="float">
            <text:p>3677.345212121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0000" calcext:value-type="float">
            <text:p>110000</text:p>
          </table:table-cell>
          <table:table-cell office:value-type="float" office:value="3553.72738066967" calcext:value-type="float">
            <text:p>3553.727380669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2000" calcext:value-type="float">
            <text:p>112000</text:p>
          </table:table-cell>
          <table:table-cell office:value-type="float" office:value="3658.10776625348" calcext:value-type="float">
            <text:p>3658.107766253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4000" calcext:value-type="float">
            <text:p>114000</text:p>
          </table:table-cell>
          <table:table-cell office:value-type="float" office:value="3621.72414605418" calcext:value-type="float">
            <text:p>3621.724146054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6000" calcext:value-type="float">
            <text:p>116000</text:p>
          </table:table-cell>
          <table:table-cell office:value-type="float" office:value="3418.37936618089" calcext:value-type="float">
            <text:p>3418.379366180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8000" calcext:value-type="float">
            <text:p>118000</text:p>
          </table:table-cell>
          <table:table-cell office:value-type="float" office:value="4435.07971656333" calcext:value-type="float">
            <text:p>4435.079716563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0000" calcext:value-type="float">
            <text:p>120000</text:p>
          </table:table-cell>
          <table:table-cell office:value-type="float" office:value="6129.5443190975" calcext:value-type="float">
            <text:p>6129.544319097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2000" calcext:value-type="float">
            <text:p>122000</text:p>
          </table:table-cell>
          <table:table-cell office:value-type="float" office:value="3098.53205266566" calcext:value-type="float">
            <text:p>3098.532052665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4000" calcext:value-type="float">
            <text:p>124000</text:p>
          </table:table-cell>
          <table:table-cell office:value-type="float" office:value="919.44976076555" calcext:value-type="float">
            <text:p>919.4497607656</text:p>
          </table:table-cell>
        </table:table-row>
      </table:table>
      <table:table table:name="2 Ru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float" office:value="130767" calcext:value-type="float">
            <text:p>130767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float" office:value="4019.36268324577" calcext:value-type="float">
            <text:p>4019.3626832458</text:p>
          </table:table-cell>
        </table:table-row>
        <table:table-row table:style-name="ro1">
          <table:table-cell office:value-type="string" calcext:value-type="string">
            <text:p>[TOTAL_GCS_Copy]</text:p>
          </table:table-cell>
          <table:table-cell office:value-type="string" calcext:value-type="string">
            <text:p><text:s/>Count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[TOTAL_GC_TIME_Copy]</text:p>
          </table:table-cell>
          <table:table-cell office:value-type="string" calcext:value-type="string">
            <text:p><text:s/>Time(ms)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[TOTAL_GC_TIME_%_Copy]</text:p>
          </table:table-cell>
          <table:table-cell office:value-type="string" calcext:value-type="string">
            <text:p><text:s/>Time(%)</text:p>
          </table:table-cell>
          <table:table-cell office:value-type="float" office:value="0.394594966620019" calcext:value-type="float">
            <text:p>0.3945949666</text:p>
          </table:table-cell>
        </table:table-row>
        <table:table-row table:style-name="ro1">
          <table:table-cell office:value-type="string" calcext:value-type="string">
            <text:p>[TOTAL_GCS_MarkSweepCompact]</text:p>
          </table:table-cell>
          <table:table-cell office:value-type="string" calcext:value-type="string">
            <text:p><text:s/>Cou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_MarkSweepCompact]</text:p>
          </table:table-cell>
          <table:table-cell office:value-type="string" calcext:value-type="string">
            <text:p><text:s/>Time(m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_%_MarkSweepCompact]</text:p>
          </table:table-cell>
          <table:table-cell office:value-type="string" calcext:value-type="string">
            <text:p><text:s/>Time(%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float" office:value="0.394594966620019" calcext:value-type="float">
            <text:p>0.394594966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float" office:value="262808" calcext:value-type="float">
            <text:p>26280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4044.43665337433" calcext:value-type="float">
            <text:p>4044.436653374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float" office:value="142587" calcext:value-type="float">
            <text:p>14258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262808" calcext:value-type="float">
            <text:p>26280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0" calcext:value-type="float">
            <text:p>0</text:p>
          </table:table-cell>
          <table:table-cell office:value-type="float" office:value="19285.1902604757" calcext:value-type="float">
            <text:p>19285.190260475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" calcext:value-type="float">
            <text:p>2000</text:p>
          </table:table-cell>
          <table:table-cell office:value-type="float" office:value="8065.44970703125" calcext:value-type="float">
            <text:p>8065.449707031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000" calcext:value-type="float">
            <text:p>4000</text:p>
          </table:table-cell>
          <table:table-cell office:value-type="float" office:value="7459.65015618028" calcext:value-type="float">
            <text:p>7459.650156180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000" calcext:value-type="float">
            <text:p>6000</text:p>
          </table:table-cell>
          <table:table-cell office:value-type="float" office:value="6988.11077971879" calcext:value-type="float">
            <text:p>6988.110779718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000" calcext:value-type="float">
            <text:p>8000</text:p>
          </table:table-cell>
          <table:table-cell office:value-type="float" office:value="6767.7443273906" calcext:value-type="float">
            <text:p>6767.744327390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000" calcext:value-type="float">
            <text:p>10000</text:p>
          </table:table-cell>
          <table:table-cell office:value-type="float" office:value="6337.15607625099" calcext:value-type="float">
            <text:p>6337.15607625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000" calcext:value-type="float">
            <text:p>12000</text:p>
          </table:table-cell>
          <table:table-cell office:value-type="float" office:value="4221.93726474279" calcext:value-type="float">
            <text:p>4221.937264742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4000" calcext:value-type="float">
            <text:p>14000</text:p>
          </table:table-cell>
          <table:table-cell office:value-type="float" office:value="3517.04767905902" calcext:value-type="float">
            <text:p>3517.04767905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6000" calcext:value-type="float">
            <text:p>16000</text:p>
          </table:table-cell>
          <table:table-cell office:value-type="float" office:value="3396.83278889343" calcext:value-type="float">
            <text:p>3396.832788893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8000" calcext:value-type="float">
            <text:p>18000</text:p>
          </table:table-cell>
          <table:table-cell office:value-type="float" office:value="3413.2641036356" calcext:value-type="float">
            <text:p>3413.264103635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0" calcext:value-type="float">
            <text:p>20000</text:p>
          </table:table-cell>
          <table:table-cell office:value-type="float" office:value="3450.93004539827" calcext:value-type="float">
            <text:p>3450.930045398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2000" calcext:value-type="float">
            <text:p>22000</text:p>
          </table:table-cell>
          <table:table-cell office:value-type="float" office:value="3540.47983610093" calcext:value-type="float">
            <text:p>3540.479836100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4000" calcext:value-type="float">
            <text:p>24000</text:p>
          </table:table-cell>
          <table:table-cell office:value-type="float" office:value="3674.50551389502" calcext:value-type="float">
            <text:p>3674.50551389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6000" calcext:value-type="float">
            <text:p>26000</text:p>
          </table:table-cell>
          <table:table-cell office:value-type="float" office:value="3799.34492951342" calcext:value-type="float">
            <text:p>3799.344929513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8000" calcext:value-type="float">
            <text:p>28000</text:p>
          </table:table-cell>
          <table:table-cell office:value-type="float" office:value="3751.31914893617" calcext:value-type="float">
            <text:p>3751.319148936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0000" calcext:value-type="float">
            <text:p>30000</text:p>
          </table:table-cell>
          <table:table-cell office:value-type="float" office:value="3651.75221043324" calcext:value-type="float">
            <text:p>3651.752210433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2000" calcext:value-type="float">
            <text:p>32000</text:p>
          </table:table-cell>
          <table:table-cell office:value-type="float" office:value="3550.64612751391" calcext:value-type="float">
            <text:p>3550.646127513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4000" calcext:value-type="float">
            <text:p>34000</text:p>
          </table:table-cell>
          <table:table-cell office:value-type="float" office:value="3495.88435660219" calcext:value-type="float">
            <text:p>3495.884356602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6000" calcext:value-type="float">
            <text:p>36000</text:p>
          </table:table-cell>
          <table:table-cell office:value-type="float" office:value="3629.96431718062" calcext:value-type="float">
            <text:p>3629.964317180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8000" calcext:value-type="float">
            <text:p>38000</text:p>
          </table:table-cell>
          <table:table-cell office:value-type="float" office:value="3689.46312749889" calcext:value-type="float">
            <text:p>3689.463127498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0000" calcext:value-type="float">
            <text:p>40000</text:p>
          </table:table-cell>
          <table:table-cell office:value-type="float" office:value="3680.80980392157" calcext:value-type="float">
            <text:p>3680.809803921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2000" calcext:value-type="float">
            <text:p>42000</text:p>
          </table:table-cell>
          <table:table-cell office:value-type="float" office:value="3432.23402523402" calcext:value-type="float">
            <text:p>3432.23402523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4000" calcext:value-type="float">
            <text:p>44000</text:p>
          </table:table-cell>
          <table:table-cell office:value-type="float" office:value="3576.55464135021" calcext:value-type="float">
            <text:p>3576.554641350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6000" calcext:value-type="float">
            <text:p>46000</text:p>
          </table:table-cell>
          <table:table-cell office:value-type="float" office:value="3428.93840505813" calcext:value-type="float">
            <text:p>3428.938405058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8000" calcext:value-type="float">
            <text:p>48000</text:p>
          </table:table-cell>
          <table:table-cell office:value-type="float" office:value="3438.33001451981" calcext:value-type="float">
            <text:p>3438.330014519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0000" calcext:value-type="float">
            <text:p>50000</text:p>
          </table:table-cell>
          <table:table-cell office:value-type="float" office:value="4143.78879524046" calcext:value-type="float">
            <text:p>4143.788795240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2000" calcext:value-type="float">
            <text:p>52000</text:p>
          </table:table-cell>
          <table:table-cell office:value-type="float" office:value="3532.09440782479" calcext:value-type="float">
            <text:p>3532.094407824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4000" calcext:value-type="float">
            <text:p>54000</text:p>
          </table:table-cell>
          <table:table-cell office:value-type="float" office:value="3905.20973348783" calcext:value-type="float">
            <text:p>3905.209733487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6000" calcext:value-type="float">
            <text:p>56000</text:p>
          </table:table-cell>
          <table:table-cell office:value-type="float" office:value="3890.05228158679" calcext:value-type="float">
            <text:p>3890.052281586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8000" calcext:value-type="float">
            <text:p>58000</text:p>
          </table:table-cell>
          <table:table-cell office:value-type="float" office:value="3878.57192900514" calcext:value-type="float">
            <text:p>3878.571929005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0000" calcext:value-type="float">
            <text:p>60000</text:p>
          </table:table-cell>
          <table:table-cell office:value-type="float" office:value="3683.25130890052" calcext:value-type="float">
            <text:p>3683.251308900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2000" calcext:value-type="float">
            <text:p>62000</text:p>
          </table:table-cell>
          <table:table-cell office:value-type="float" office:value="3719.18848050202" calcext:value-type="float">
            <text:p>3719.18848050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4000" calcext:value-type="float">
            <text:p>64000</text:p>
          </table:table-cell>
          <table:table-cell office:value-type="float" office:value="3665.98580616545" calcext:value-type="float">
            <text:p>3665.985806165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6000" calcext:value-type="float">
            <text:p>66000</text:p>
          </table:table-cell>
          <table:table-cell office:value-type="float" office:value="3745.67638612768" calcext:value-type="float">
            <text:p>3745.676386127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8000" calcext:value-type="float">
            <text:p>68000</text:p>
          </table:table-cell>
          <table:table-cell office:value-type="float" office:value="3582.1547803047" calcext:value-type="float">
            <text:p>3582.154780304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0000" calcext:value-type="float">
            <text:p>70000</text:p>
          </table:table-cell>
          <table:table-cell office:value-type="float" office:value="3743.98824041812" calcext:value-type="float">
            <text:p>3743.988240418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2000" calcext:value-type="float">
            <text:p>72000</text:p>
          </table:table-cell>
          <table:table-cell office:value-type="float" office:value="3712.88918439716" calcext:value-type="float">
            <text:p>3712.889184397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4000" calcext:value-type="float">
            <text:p>74000</text:p>
          </table:table-cell>
          <table:table-cell office:value-type="float" office:value="3653.66725429705" calcext:value-type="float">
            <text:p>3653.667254297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6000" calcext:value-type="float">
            <text:p>76000</text:p>
          </table:table-cell>
          <table:table-cell office:value-type="float" office:value="3678.31705670567" calcext:value-type="float">
            <text:p>3678.317056705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8000" calcext:value-type="float">
            <text:p>78000</text:p>
          </table:table-cell>
          <table:table-cell office:value-type="float" office:value="3765.29997791032" calcext:value-type="float">
            <text:p>3765.299977910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0000" calcext:value-type="float">
            <text:p>80000</text:p>
          </table:table-cell>
          <table:table-cell office:value-type="float" office:value="3624.83441981747" calcext:value-type="float">
            <text:p>3624.834419817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2000" calcext:value-type="float">
            <text:p>82000</text:p>
          </table:table-cell>
          <table:table-cell office:value-type="float" office:value="3672.18008003557" calcext:value-type="float">
            <text:p>3672.180080035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4000" calcext:value-type="float">
            <text:p>84000</text:p>
          </table:table-cell>
          <table:table-cell office:value-type="float" office:value="3989.1013659238" calcext:value-type="float">
            <text:p>3989.101365923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6000" calcext:value-type="float">
            <text:p>86000</text:p>
          </table:table-cell>
          <table:table-cell office:value-type="float" office:value="3976.28811951624" calcext:value-type="float">
            <text:p>3976.288119516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8000" calcext:value-type="float">
            <text:p>88000</text:p>
          </table:table-cell>
          <table:table-cell office:value-type="float" office:value="3887.09894837476" calcext:value-type="float">
            <text:p>3887.098948374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0000" calcext:value-type="float">
            <text:p>90000</text:p>
          </table:table-cell>
          <table:table-cell office:value-type="float" office:value="3893.08235294118" calcext:value-type="float">
            <text:p>3893.082352941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2000" calcext:value-type="float">
            <text:p>92000</text:p>
          </table:table-cell>
          <table:table-cell office:value-type="float" office:value="4184.22487922705" calcext:value-type="float">
            <text:p>4184.224879227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4000" calcext:value-type="float">
            <text:p>94000</text:p>
          </table:table-cell>
          <table:table-cell office:value-type="float" office:value="4185.21542685971" calcext:value-type="float">
            <text:p>4185.215426859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6000" calcext:value-type="float">
            <text:p>96000</text:p>
          </table:table-cell>
          <table:table-cell office:value-type="float" office:value="4217.38744105237" calcext:value-type="float">
            <text:p>4217.387441052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8000" calcext:value-type="float">
            <text:p>98000</text:p>
          </table:table-cell>
          <table:table-cell office:value-type="float" office:value="4284.62962962963" calcext:value-type="float">
            <text:p>4284.629629629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36.65823699422" calcext:value-type="float">
            <text:p>4236.658236994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2000" calcext:value-type="float">
            <text:p>102000</text:p>
          </table:table-cell>
          <table:table-cell office:value-type="float" office:value="4160.50751787035" calcext:value-type="float">
            <text:p>4160.507517870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4000" calcext:value-type="float">
            <text:p>104000</text:p>
          </table:table-cell>
          <table:table-cell office:value-type="float" office:value="4022.5886423288" calcext:value-type="float">
            <text:p>4022.588642328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6000" calcext:value-type="float">
            <text:p>106000</text:p>
          </table:table-cell>
          <table:table-cell office:value-type="float" office:value="4372.35703517588" calcext:value-type="float">
            <text:p>4372.357035175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8000" calcext:value-type="float">
            <text:p>108000</text:p>
          </table:table-cell>
          <table:table-cell office:value-type="float" office:value="4174.17762032739" calcext:value-type="float">
            <text:p>4174.177620327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0000" calcext:value-type="float">
            <text:p>110000</text:p>
          </table:table-cell>
          <table:table-cell office:value-type="float" office:value="4140.12266009852" calcext:value-type="float">
            <text:p>4140.122660098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2000" calcext:value-type="float">
            <text:p>112000</text:p>
          </table:table-cell>
          <table:table-cell office:value-type="float" office:value="4961.1149985661" calcext:value-type="float">
            <text:p>4961.114998566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4000" calcext:value-type="float">
            <text:p>114000</text:p>
          </table:table-cell>
          <table:table-cell office:value-type="float" office:value="4137.27072224915" calcext:value-type="float">
            <text:p>4137.270722249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6000" calcext:value-type="float">
            <text:p>116000</text:p>
          </table:table-cell>
          <table:table-cell office:value-type="float" office:value="4161.88956587966" calcext:value-type="float">
            <text:p>4161.889565879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8000" calcext:value-type="float">
            <text:p>118000</text:p>
          </table:table-cell>
          <table:table-cell office:value-type="float" office:value="4396.07774034724" calcext:value-type="float">
            <text:p>4396.077740347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0000" calcext:value-type="float">
            <text:p>120000</text:p>
          </table:table-cell>
          <table:table-cell office:value-type="float" office:value="5167.11540822591" calcext:value-type="float">
            <text:p>5167.115408225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2000" calcext:value-type="float">
            <text:p>122000</text:p>
          </table:table-cell>
          <table:table-cell office:value-type="float" office:value="4105.07161676647" calcext:value-type="float">
            <text:p>4105.071616766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4000" calcext:value-type="float">
            <text:p>124000</text:p>
          </table:table-cell>
          <table:table-cell office:value-type="float" office:value="5047.73267326733" calcext:value-type="float">
            <text:p>5047.732673267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6000" calcext:value-type="float">
            <text:p>126000</text:p>
          </table:table-cell>
          <table:table-cell office:value-type="float" office:value="2976.19808153477" calcext:value-type="float">
            <text:p>2976.1980815348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140038.875" calcext:value-type="float">
            <text:p>140038.87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float" office:value="2240577" calcext:value-type="float">
            <text:p>2240577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float" office:value="2000" calcext:value-type="float">
            <text:p>2000</text:p>
          </table:table-cell>
          <table:table-cell office:value-type="float" office:value="2240577" calcext:value-type="float">
            <text:p>224057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Operations</text:p>
          </table:table-cell>
          <table:table-cell office:value-type="float" office:value="262792" calcext:value-type="float">
            <text:p>26279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3669.53372629304" calcext:value-type="float">
            <text:p>3669.53372629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MinLatency(us)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MaxLatency(us)</text:p>
          </table:table-cell>
          <table:table-cell office:value-type="float" office:value="136003" calcext:value-type="float">
            <text:p>13600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Return=OK</text:p>
          </table:table-cell>
          <table:table-cell office:value-type="float" office:value="262792" calcext:value-type="float">
            <text:p>26279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0" calcext:value-type="float">
            <text:p>0</text:p>
          </table:table-cell>
          <table:table-cell office:value-type="float" office:value="18447.6891891892" calcext:value-type="float">
            <text:p>18447.689189189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" calcext:value-type="float">
            <text:p>2000</text:p>
          </table:table-cell>
          <table:table-cell office:value-type="float" office:value="7833.78582278481" calcext:value-type="float">
            <text:p>7833.785822784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000" calcext:value-type="float">
            <text:p>4000</text:p>
          </table:table-cell>
          <table:table-cell office:value-type="float" office:value="6779.28991971454" calcext:value-type="float">
            <text:p>6779.289919714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000" calcext:value-type="float">
            <text:p>6000</text:p>
          </table:table-cell>
          <table:table-cell office:value-type="float" office:value="6892.77210128832" calcext:value-type="float">
            <text:p>6892.772101288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000" calcext:value-type="float">
            <text:p>8000</text:p>
          </table:table-cell>
          <table:table-cell office:value-type="float" office:value="6251.06863953966" calcext:value-type="float">
            <text:p>6251.068639539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000" calcext:value-type="float">
            <text:p>10000</text:p>
          </table:table-cell>
          <table:table-cell office:value-type="float" office:value="6205.38235294118" calcext:value-type="float">
            <text:p>6205.382352941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000" calcext:value-type="float">
            <text:p>12000</text:p>
          </table:table-cell>
          <table:table-cell office:value-type="float" office:value="3925.79122305895" calcext:value-type="float">
            <text:p>3925.79122305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4000" calcext:value-type="float">
            <text:p>14000</text:p>
          </table:table-cell>
          <table:table-cell office:value-type="float" office:value="3164.01931464174" calcext:value-type="float">
            <text:p>3164.019314641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6000" calcext:value-type="float">
            <text:p>16000</text:p>
          </table:table-cell>
          <table:table-cell office:value-type="float" office:value="3166.38127712337" calcext:value-type="float">
            <text:p>3166.381277123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8000" calcext:value-type="float">
            <text:p>18000</text:p>
          </table:table-cell>
          <table:table-cell office:value-type="float" office:value="3194.75693877551" calcext:value-type="float">
            <text:p>3194.756938775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0" calcext:value-type="float">
            <text:p>20000</text:p>
          </table:table-cell>
          <table:table-cell office:value-type="float" office:value="3135.51461506793" calcext:value-type="float">
            <text:p>3135.514615067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2000" calcext:value-type="float">
            <text:p>22000</text:p>
          </table:table-cell>
          <table:table-cell office:value-type="float" office:value="3352.90368455074" calcext:value-type="float">
            <text:p>3352.903684550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4000" calcext:value-type="float">
            <text:p>24000</text:p>
          </table:table-cell>
          <table:table-cell office:value-type="float" office:value="3313.806800953" calcext:value-type="float">
            <text:p>3313.80680095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6000" calcext:value-type="float">
            <text:p>26000</text:p>
          </table:table-cell>
          <table:table-cell office:value-type="float" office:value="3490.22815087396" calcext:value-type="float">
            <text:p>3490.22815087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8000" calcext:value-type="float">
            <text:p>28000</text:p>
          </table:table-cell>
          <table:table-cell office:value-type="float" office:value="3533.13778083448" calcext:value-type="float">
            <text:p>3533.137780834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0000" calcext:value-type="float">
            <text:p>30000</text:p>
          </table:table-cell>
          <table:table-cell office:value-type="float" office:value="3425.79668874172" calcext:value-type="float">
            <text:p>3425.796688741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2000" calcext:value-type="float">
            <text:p>32000</text:p>
          </table:table-cell>
          <table:table-cell office:value-type="float" office:value="3330.58281013206" calcext:value-type="float">
            <text:p>3330.582810132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4000" calcext:value-type="float">
            <text:p>34000</text:p>
          </table:table-cell>
          <table:table-cell office:value-type="float" office:value="3261.52755905512" calcext:value-type="float">
            <text:p>3261.527559055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6000" calcext:value-type="float">
            <text:p>36000</text:p>
          </table:table-cell>
          <table:table-cell office:value-type="float" office:value="3386.38959335374" calcext:value-type="float">
            <text:p>3386.389593353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8000" calcext:value-type="float">
            <text:p>38000</text:p>
          </table:table-cell>
          <table:table-cell office:value-type="float" office:value="3435.70284179906" calcext:value-type="float">
            <text:p>3435.702841799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0000" calcext:value-type="float">
            <text:p>40000</text:p>
          </table:table-cell>
          <table:table-cell office:value-type="float" office:value="3372.98037857802" calcext:value-type="float">
            <text:p>3372.98037857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2000" calcext:value-type="float">
            <text:p>42000</text:p>
          </table:table-cell>
          <table:table-cell office:value-type="float" office:value="3098.72510435301" calcext:value-type="float">
            <text:p>3098.72510435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4000" calcext:value-type="float">
            <text:p>44000</text:p>
          </table:table-cell>
          <table:table-cell office:value-type="float" office:value="3136.74311926606" calcext:value-type="float">
            <text:p>3136.743119266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6000" calcext:value-type="float">
            <text:p>46000</text:p>
          </table:table-cell>
          <table:table-cell office:value-type="float" office:value="3071.36931818182" calcext:value-type="float">
            <text:p>3071.369318181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8000" calcext:value-type="float">
            <text:p>48000</text:p>
          </table:table-cell>
          <table:table-cell office:value-type="float" office:value="3191.64709543568" calcext:value-type="float">
            <text:p>3191.647095435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0000" calcext:value-type="float">
            <text:p>50000</text:p>
          </table:table-cell>
          <table:table-cell office:value-type="float" office:value="3729.26207906296" calcext:value-type="float">
            <text:p>3729.26207906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2000" calcext:value-type="float">
            <text:p>52000</text:p>
          </table:table-cell>
          <table:table-cell office:value-type="float" office:value="3155.77672502575" calcext:value-type="float">
            <text:p>3155.776725025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4000" calcext:value-type="float">
            <text:p>54000</text:p>
          </table:table-cell>
          <table:table-cell office:value-type="float" office:value="3563.67459383094" calcext:value-type="float">
            <text:p>3563.674593830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6000" calcext:value-type="float">
            <text:p>56000</text:p>
          </table:table-cell>
          <table:table-cell office:value-type="float" office:value="3511.47108405526" calcext:value-type="float">
            <text:p>3511.471084055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8000" calcext:value-type="float">
            <text:p>58000</text:p>
          </table:table-cell>
          <table:table-cell office:value-type="float" office:value="3490.5817067635" calcext:value-type="float">
            <text:p>3490.581706763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0000" calcext:value-type="float">
            <text:p>60000</text:p>
          </table:table-cell>
          <table:table-cell office:value-type="float" office:value="3426.49988674972" calcext:value-type="float">
            <text:p>3426.499886749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2000" calcext:value-type="float">
            <text:p>62000</text:p>
          </table:table-cell>
          <table:table-cell office:value-type="float" office:value="3523.76140270456" calcext:value-type="float">
            <text:p>3523.761402704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4000" calcext:value-type="float">
            <text:p>64000</text:p>
          </table:table-cell>
          <table:table-cell office:value-type="float" office:value="3370.45412844037" calcext:value-type="float">
            <text:p>3370.454128440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6000" calcext:value-type="float">
            <text:p>66000</text:p>
          </table:table-cell>
          <table:table-cell office:value-type="float" office:value="3355.72921774014" calcext:value-type="float">
            <text:p>3355.729217740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8000" calcext:value-type="float">
            <text:p>68000</text:p>
          </table:table-cell>
          <table:table-cell office:value-type="float" office:value="3370.50155555556" calcext:value-type="float">
            <text:p>3370.501555555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0000" calcext:value-type="float">
            <text:p>70000</text:p>
          </table:table-cell>
          <table:table-cell office:value-type="float" office:value="3292.24324324324" calcext:value-type="float">
            <text:p>3292.243243243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2000" calcext:value-type="float">
            <text:p>72000</text:p>
          </table:table-cell>
          <table:table-cell office:value-type="float" office:value="3396.53091397849" calcext:value-type="float">
            <text:p>3396.530913978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4000" calcext:value-type="float">
            <text:p>74000</text:p>
          </table:table-cell>
          <table:table-cell office:value-type="float" office:value="3398.2327890556" calcext:value-type="float">
            <text:p>3398.232789055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6000" calcext:value-type="float">
            <text:p>76000</text:p>
          </table:table-cell>
          <table:table-cell office:value-type="float" office:value="3469.79547471162" calcext:value-type="float">
            <text:p>3469.795474711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8000" calcext:value-type="float">
            <text:p>78000</text:p>
          </table:table-cell>
          <table:table-cell office:value-type="float" office:value="3365.34952766532" calcext:value-type="float">
            <text:p>3365.349527665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0000" calcext:value-type="float">
            <text:p>80000</text:p>
          </table:table-cell>
          <table:table-cell office:value-type="float" office:value="3347.23371228684" calcext:value-type="float">
            <text:p>3347.233712286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2000" calcext:value-type="float">
            <text:p>82000</text:p>
          </table:table-cell>
          <table:table-cell office:value-type="float" office:value="3315.59083082221" calcext:value-type="float">
            <text:p>3315.590830822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4000" calcext:value-type="float">
            <text:p>84000</text:p>
          </table:table-cell>
          <table:table-cell office:value-type="float" office:value="3639.15556082523" calcext:value-type="float">
            <text:p>3639.155560825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6000" calcext:value-type="float">
            <text:p>86000</text:p>
          </table:table-cell>
          <table:table-cell office:value-type="float" office:value="3662.14458413926" calcext:value-type="float">
            <text:p>3662.144584139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8000" calcext:value-type="float">
            <text:p>88000</text:p>
          </table:table-cell>
          <table:table-cell office:value-type="float" office:value="3702.78303655108" calcext:value-type="float">
            <text:p>3702.783036551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0000" calcext:value-type="float">
            <text:p>90000</text:p>
          </table:table-cell>
          <table:table-cell office:value-type="float" office:value="3336.17636645276" calcext:value-type="float">
            <text:p>3336.176366452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2000" calcext:value-type="float">
            <text:p>92000</text:p>
          </table:table-cell>
          <table:table-cell office:value-type="float" office:value="3645.91463414634" calcext:value-type="float">
            <text:p>3645.914634146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4000" calcext:value-type="float">
            <text:p>94000</text:p>
          </table:table-cell>
          <table:table-cell office:value-type="float" office:value="3695.6886838271" calcext:value-type="float">
            <text:p>3695.688683827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6000" calcext:value-type="float">
            <text:p>96000</text:p>
          </table:table-cell>
          <table:table-cell office:value-type="float" office:value="3712.10485870104" calcext:value-type="float">
            <text:p>3712.104858701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8000" calcext:value-type="float">
            <text:p>98000</text:p>
          </table:table-cell>
          <table:table-cell office:value-type="float" office:value="3579.59486799901" calcext:value-type="float">
            <text:p>3579.59486799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0000" calcext:value-type="float">
            <text:p>100000</text:p>
          </table:table-cell>
          <table:table-cell office:value-type="float" office:value="3552.68591167037" calcext:value-type="float">
            <text:p>3552.685911670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2000" calcext:value-type="float">
            <text:p>102000</text:p>
          </table:table-cell>
          <table:table-cell office:value-type="float" office:value="3662.92922927775" calcext:value-type="float">
            <text:p>3662.929229277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4000" calcext:value-type="float">
            <text:p>104000</text:p>
          </table:table-cell>
          <table:table-cell office:value-type="float" office:value="3643.50962463908" calcext:value-type="float">
            <text:p>3643.509624639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6000" calcext:value-type="float">
            <text:p>106000</text:p>
          </table:table-cell>
          <table:table-cell office:value-type="float" office:value="3729.68156137648" calcext:value-type="float">
            <text:p>3729.681561376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8000" calcext:value-type="float">
            <text:p>108000</text:p>
          </table:table-cell>
          <table:table-cell office:value-type="float" office:value="3642.61086744639" calcext:value-type="float">
            <text:p>3642.610867446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0000" calcext:value-type="float">
            <text:p>110000</text:p>
          </table:table-cell>
          <table:table-cell office:value-type="float" office:value="3648.01109770808" calcext:value-type="float">
            <text:p>3648.011097708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2000" calcext:value-type="float">
            <text:p>112000</text:p>
          </table:table-cell>
          <table:table-cell office:value-type="float" office:value="4228.60178520012" calcext:value-type="float">
            <text:p>4228.601785200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4000" calcext:value-type="float">
            <text:p>114000</text:p>
          </table:table-cell>
          <table:table-cell office:value-type="float" office:value="3600.12515100266" calcext:value-type="float">
            <text:p>3600.125151002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6000" calcext:value-type="float">
            <text:p>116000</text:p>
          </table:table-cell>
          <table:table-cell office:value-type="float" office:value="3825.87711552612" calcext:value-type="float">
            <text:p>3825.877115526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8000" calcext:value-type="float">
            <text:p>118000</text:p>
          </table:table-cell>
          <table:table-cell office:value-type="float" office:value="3951.65169133192" calcext:value-type="float">
            <text:p>3951.651691331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0000" calcext:value-type="float">
            <text:p>120000</text:p>
          </table:table-cell>
          <table:table-cell office:value-type="float" office:value="4681.59106317411" calcext:value-type="float">
            <text:p>4681.591063174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2000" calcext:value-type="float">
            <text:p>122000</text:p>
          </table:table-cell>
          <table:table-cell office:value-type="float" office:value="3557.41712773635" calcext:value-type="float">
            <text:p>3557.417127736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4000" calcext:value-type="float">
            <text:p>124000</text:p>
          </table:table-cell>
          <table:table-cell office:value-type="float" office:value="4144.48825887743" calcext:value-type="float">
            <text:p>4144.488258877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6000" calcext:value-type="float">
            <text:p>126000</text:p>
          </table:table-cell>
          <table:table-cell office:value-type="float" office:value="2629.79624413146" calcext:value-type="float">
            <text:p>2629.7962441315</text:p>
          </table:table-cell>
        </table:table-row>
      </table:table>
      <table:table table:name="3 Ru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float" office:value="102216" calcext:value-type="float">
            <text:p>102216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float" office:value="5142.05212491195" calcext:value-type="float">
            <text:p>5142.052124912</text:p>
          </table:table-cell>
        </table:table-row>
        <table:table-row table:style-name="ro1">
          <table:table-cell office:value-type="string" calcext:value-type="string">
            <text:p>[TOTAL_GCS_Copy]</text:p>
          </table:table-cell>
          <table:table-cell office:value-type="string" calcext:value-type="string">
            <text:p><text:s/>Count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[TOTAL_GC_TIME_Copy]</text:p>
          </table:table-cell>
          <table:table-cell office:value-type="string" calcext:value-type="string">
            <text:p><text:s/>Time(ms)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[TOTAL_GC_TIME_%_Copy]</text:p>
          </table:table-cell>
          <table:table-cell office:value-type="string" calcext:value-type="string">
            <text:p><text:s/>Time(%)</text:p>
          </table:table-cell>
          <table:table-cell office:value-type="float" office:value="0.549816075761133" calcext:value-type="float">
            <text:p>0.5498160758</text:p>
          </table:table-cell>
        </table:table-row>
        <table:table-row table:style-name="ro1">
          <table:table-cell office:value-type="string" calcext:value-type="string">
            <text:p>[TOTAL_GCS_MarkSweepCompact]</text:p>
          </table:table-cell>
          <table:table-cell office:value-type="string" calcext:value-type="string">
            <text:p><text:s/>Cou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_MarkSweepCompact]</text:p>
          </table:table-cell>
          <table:table-cell office:value-type="string" calcext:value-type="string">
            <text:p><text:s/>Time(m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_%_MarkSweepCompact]</text:p>
          </table:table-cell>
          <table:table-cell office:value-type="string" calcext:value-type="string">
            <text:p><text:s/>Time(%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float" office:value="0.549816075761133" calcext:value-type="float">
            <text:p>0.549816075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float" office:value="262883" calcext:value-type="float">
            <text:p>26288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3031.41683943047" calcext:value-type="float">
            <text:p>3031.416839430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float" office:value="144101" calcext:value-type="float">
            <text:p>14410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262883" calcext:value-type="float">
            <text:p>26288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0" calcext:value-type="float">
            <text:p>0</text:p>
          </table:table-cell>
          <table:table-cell office:value-type="float" office:value="16161.0057747834" calcext:value-type="float">
            <text:p>16161.005774783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" calcext:value-type="float">
            <text:p>2000</text:p>
          </table:table-cell>
          <table:table-cell office:value-type="float" office:value="8487.85185185185" calcext:value-type="float">
            <text:p>8487.851851851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000" calcext:value-type="float">
            <text:p>4000</text:p>
          </table:table-cell>
          <table:table-cell office:value-type="float" office:value="8842.61580217129" calcext:value-type="float">
            <text:p>8842.615802171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000" calcext:value-type="float">
            <text:p>6000</text:p>
          </table:table-cell>
          <table:table-cell office:value-type="float" office:value="9923.17422173676" calcext:value-type="float">
            <text:p>9923.174221736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000" calcext:value-type="float">
            <text:p>8000</text:p>
          </table:table-cell>
          <table:table-cell office:value-type="float" office:value="8792.78157749586" calcext:value-type="float">
            <text:p>8792.781577495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000" calcext:value-type="float">
            <text:p>10000</text:p>
          </table:table-cell>
          <table:table-cell office:value-type="float" office:value="7448.28324778348" calcext:value-type="float">
            <text:p>7448.283247783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000" calcext:value-type="float">
            <text:p>12000</text:p>
          </table:table-cell>
          <table:table-cell office:value-type="float" office:value="4893.43525835866" calcext:value-type="float">
            <text:p>4893.435258358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4000" calcext:value-type="float">
            <text:p>14000</text:p>
          </table:table-cell>
          <table:table-cell office:value-type="float" office:value="2835.95356895357" calcext:value-type="float">
            <text:p>2835.953568953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6000" calcext:value-type="float">
            <text:p>16000</text:p>
          </table:table-cell>
          <table:table-cell office:value-type="float" office:value="2672.56572461387" calcext:value-type="float">
            <text:p>2672.565724613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8000" calcext:value-type="float">
            <text:p>18000</text:p>
          </table:table-cell>
          <table:table-cell office:value-type="float" office:value="2675.16308801836" calcext:value-type="float">
            <text:p>2675.163088018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0" calcext:value-type="float">
            <text:p>20000</text:p>
          </table:table-cell>
          <table:table-cell office:value-type="float" office:value="2708.8801611279" calcext:value-type="float">
            <text:p>2708.880161127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2000" calcext:value-type="float">
            <text:p>22000</text:p>
          </table:table-cell>
          <table:table-cell office:value-type="float" office:value="2710.1776413999" calcext:value-type="float">
            <text:p>2710.177641399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4000" calcext:value-type="float">
            <text:p>24000</text:p>
          </table:table-cell>
          <table:table-cell office:value-type="float" office:value="2715.4351758794" calcext:value-type="float">
            <text:p>2715.435175879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6000" calcext:value-type="float">
            <text:p>26000</text:p>
          </table:table-cell>
          <table:table-cell office:value-type="float" office:value="3145.60228166798" calcext:value-type="float">
            <text:p>3145.60228166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8000" calcext:value-type="float">
            <text:p>28000</text:p>
          </table:table-cell>
          <table:table-cell office:value-type="float" office:value="2757.35904892234" calcext:value-type="float">
            <text:p>2757.359048922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0000" calcext:value-type="float">
            <text:p>30000</text:p>
          </table:table-cell>
          <table:table-cell office:value-type="float" office:value="2909.62368133867" calcext:value-type="float">
            <text:p>2909.623681338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2000" calcext:value-type="float">
            <text:p>32000</text:p>
          </table:table-cell>
          <table:table-cell office:value-type="float" office:value="2610.7767099151" calcext:value-type="float">
            <text:p>2610.776709915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4000" calcext:value-type="float">
            <text:p>34000</text:p>
          </table:table-cell>
          <table:table-cell office:value-type="float" office:value="3097.15550467468" calcext:value-type="float">
            <text:p>3097.155504674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6000" calcext:value-type="float">
            <text:p>36000</text:p>
          </table:table-cell>
          <table:table-cell office:value-type="float" office:value="3047.13261648746" calcext:value-type="float">
            <text:p>3047.132616487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8000" calcext:value-type="float">
            <text:p>38000</text:p>
          </table:table-cell>
          <table:table-cell office:value-type="float" office:value="2358.92752767528" calcext:value-type="float">
            <text:p>2358.927527675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0000" calcext:value-type="float">
            <text:p>40000</text:p>
          </table:table-cell>
          <table:table-cell office:value-type="float" office:value="2672.76005961252" calcext:value-type="float">
            <text:p>2672.760059612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2000" calcext:value-type="float">
            <text:p>42000</text:p>
          </table:table-cell>
          <table:table-cell office:value-type="float" office:value="2862.82867383513" calcext:value-type="float">
            <text:p>2862.828673835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4000" calcext:value-type="float">
            <text:p>44000</text:p>
          </table:table-cell>
          <table:table-cell office:value-type="float" office:value="2629.96595330739" calcext:value-type="float">
            <text:p>2629.965953307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6000" calcext:value-type="float">
            <text:p>46000</text:p>
          </table:table-cell>
          <table:table-cell office:value-type="float" office:value="2655.84378093039" calcext:value-type="float">
            <text:p>2655.843780930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8000" calcext:value-type="float">
            <text:p>48000</text:p>
          </table:table-cell>
          <table:table-cell office:value-type="float" office:value="2899.48235499651" calcext:value-type="float">
            <text:p>2899.482354996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0000" calcext:value-type="float">
            <text:p>50000</text:p>
          </table:table-cell>
          <table:table-cell office:value-type="float" office:value="2501.42556436852" calcext:value-type="float">
            <text:p>2501.425564368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2000" calcext:value-type="float">
            <text:p>52000</text:p>
          </table:table-cell>
          <table:table-cell office:value-type="float" office:value="2516.11863094316" calcext:value-type="float">
            <text:p>2516.118630943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4000" calcext:value-type="float">
            <text:p>54000</text:p>
          </table:table-cell>
          <table:table-cell office:value-type="float" office:value="2452.63625341012" calcext:value-type="float">
            <text:p>2452.636253410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6000" calcext:value-type="float">
            <text:p>56000</text:p>
          </table:table-cell>
          <table:table-cell office:value-type="float" office:value="2430.04476262246" calcext:value-type="float">
            <text:p>2430.044762622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8000" calcext:value-type="float">
            <text:p>58000</text:p>
          </table:table-cell>
          <table:table-cell office:value-type="float" office:value="2434.2581032413" calcext:value-type="float">
            <text:p>2434.258103241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0000" calcext:value-type="float">
            <text:p>60000</text:p>
          </table:table-cell>
          <table:table-cell office:value-type="float" office:value="2485.130859375" calcext:value-type="float">
            <text:p>2485.13085937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2000" calcext:value-type="float">
            <text:p>62000</text:p>
          </table:table-cell>
          <table:table-cell office:value-type="float" office:value="2445.0203497136" calcext:value-type="float">
            <text:p>2445.020349713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4000" calcext:value-type="float">
            <text:p>64000</text:p>
          </table:table-cell>
          <table:table-cell office:value-type="float" office:value="2473.78739091183" calcext:value-type="float">
            <text:p>2473.787390911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6000" calcext:value-type="float">
            <text:p>66000</text:p>
          </table:table-cell>
          <table:table-cell office:value-type="float" office:value="2679.9756302521" calcext:value-type="float">
            <text:p>2679.975630252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8000" calcext:value-type="float">
            <text:p>68000</text:p>
          </table:table-cell>
          <table:table-cell office:value-type="float" office:value="2771.43563847997" calcext:value-type="float">
            <text:p>2771.4356384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0000" calcext:value-type="float">
            <text:p>70000</text:p>
          </table:table-cell>
          <table:table-cell office:value-type="float" office:value="2966.835396941" calcext:value-type="float">
            <text:p>2966.83539694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2000" calcext:value-type="float">
            <text:p>72000</text:p>
          </table:table-cell>
          <table:table-cell office:value-type="float" office:value="3466.19570871261" calcext:value-type="float">
            <text:p>3466.195708712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4000" calcext:value-type="float">
            <text:p>74000</text:p>
          </table:table-cell>
          <table:table-cell office:value-type="float" office:value="2844.40188055023" calcext:value-type="float">
            <text:p>2844.401880550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6000" calcext:value-type="float">
            <text:p>76000</text:p>
          </table:table-cell>
          <table:table-cell office:value-type="float" office:value="2860.12334725122" calcext:value-type="float">
            <text:p>2860.123347251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8000" calcext:value-type="float">
            <text:p>78000</text:p>
          </table:table-cell>
          <table:table-cell office:value-type="float" office:value="2951.67520143241" calcext:value-type="float">
            <text:p>2951.675201432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0000" calcext:value-type="float">
            <text:p>80000</text:p>
          </table:table-cell>
          <table:table-cell office:value-type="float" office:value="3453.74304664099" calcext:value-type="float">
            <text:p>3453.74304664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2000" calcext:value-type="float">
            <text:p>82000</text:p>
          </table:table-cell>
          <table:table-cell office:value-type="float" office:value="2716.47955201086" calcext:value-type="float">
            <text:p>2716.479552010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4000" calcext:value-type="float">
            <text:p>84000</text:p>
          </table:table-cell>
          <table:table-cell office:value-type="float" office:value="2871.65543591525" calcext:value-type="float">
            <text:p>2871.655435915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6000" calcext:value-type="float">
            <text:p>86000</text:p>
          </table:table-cell>
          <table:table-cell office:value-type="float" office:value="2925.12121751513" calcext:value-type="float">
            <text:p>2925.121217515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8000" calcext:value-type="float">
            <text:p>88000</text:p>
          </table:table-cell>
          <table:table-cell office:value-type="float" office:value="2867.05997594088" calcext:value-type="float">
            <text:p>2867.059975940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0000" calcext:value-type="float">
            <text:p>90000</text:p>
          </table:table-cell>
          <table:table-cell office:value-type="float" office:value="2750.38760469012" calcext:value-type="float">
            <text:p>2750.387604690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2000" calcext:value-type="float">
            <text:p>92000</text:p>
          </table:table-cell>
          <table:table-cell office:value-type="float" office:value="2648.7178241865" calcext:value-type="float">
            <text:p>2648.717824186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4000" calcext:value-type="float">
            <text:p>94000</text:p>
          </table:table-cell>
          <table:table-cell office:value-type="float" office:value="2737.57734023027" calcext:value-type="float">
            <text:p>2737.577340230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6000" calcext:value-type="float">
            <text:p>96000</text:p>
          </table:table-cell>
          <table:table-cell office:value-type="float" office:value="2731.19863130881" calcext:value-type="float">
            <text:p>2731.198631308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8000" calcext:value-type="float">
            <text:p>98000</text:p>
          </table:table-cell>
          <table:table-cell office:value-type="float" office:value="923.627659574468" calcext:value-type="float">
            <text:p>923.6276595745</text:p>
          </table:table-cell>
        </table:table-row>
        <table:table-row table:style-name="ro1" table:number-rows-repeated="14">
          <table:table-cell table:number-columns-repeated="3"/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140401.75" calcext:value-type="float">
            <text:p>140401.7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float" office:value="2246405" calcext:value-type="float">
            <text:p>224640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float" office:value="0" calcext:value-type="float">
            <text:p>0</text:p>
          </table:table-cell>
          <table:table-cell office:value-type="float" office:value="1.53333333333333" calcext:value-type="float">
            <text:p>1.5333333333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float" office:value="2000" calcext:value-type="float">
            <text:p>2000</text:p>
          </table:table-cell>
          <table:table-cell office:value-type="float" office:value="2246405" calcext:value-type="float">
            <text:p>224640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Operations</text:p>
          </table:table-cell>
          <table:table-cell office:value-type="float" office:value="262717" calcext:value-type="float">
            <text:p>26271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2933.98391805631" calcext:value-type="float">
            <text:p>2933.983918056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MinLatency(us)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MaxLatency(us)</text:p>
          </table:table-cell>
          <table:table-cell office:value-type="float" office:value="143808" calcext:value-type="float">
            <text:p>14380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Return=OK</text:p>
          </table:table-cell>
          <table:table-cell office:value-type="float" office:value="262717" calcext:value-type="float">
            <text:p>26271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0" calcext:value-type="float">
            <text:p>0</text:p>
          </table:table-cell>
          <table:table-cell office:value-type="float" office:value="15858.492931197" calcext:value-type="float">
            <text:p>15858.49293119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" calcext:value-type="float">
            <text:p>2000</text:p>
          </table:table-cell>
          <table:table-cell office:value-type="float" office:value="8513.40478841871" calcext:value-type="float">
            <text:p>8513.404788418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000" calcext:value-type="float">
            <text:p>4000</text:p>
          </table:table-cell>
          <table:table-cell office:value-type="float" office:value="8861.58445353595" calcext:value-type="float">
            <text:p>8861.58445353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000" calcext:value-type="float">
            <text:p>6000</text:p>
          </table:table-cell>
          <table:table-cell office:value-type="float" office:value="9002.2955190017" calcext:value-type="float">
            <text:p>9002.295519001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000" calcext:value-type="float">
            <text:p>8000</text:p>
          </table:table-cell>
          <table:table-cell office:value-type="float" office:value="8445.91033755274" calcext:value-type="float">
            <text:p>8445.910337552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000" calcext:value-type="float">
            <text:p>10000</text:p>
          </table:table-cell>
          <table:table-cell office:value-type="float" office:value="7470.8552141527" calcext:value-type="float">
            <text:p>7470.855214152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000" calcext:value-type="float">
            <text:p>12000</text:p>
          </table:table-cell>
          <table:table-cell office:value-type="float" office:value="4799.70283303195" calcext:value-type="float">
            <text:p>4799.70283303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4000" calcext:value-type="float">
            <text:p>14000</text:p>
          </table:table-cell>
          <table:table-cell office:value-type="float" office:value="2727.37014350717" calcext:value-type="float">
            <text:p>2727.370143507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6000" calcext:value-type="float">
            <text:p>16000</text:p>
          </table:table-cell>
          <table:table-cell office:value-type="float" office:value="2604.95236514523" calcext:value-type="float">
            <text:p>2604.952365145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8000" calcext:value-type="float">
            <text:p>18000</text:p>
          </table:table-cell>
          <table:table-cell office:value-type="float" office:value="2585.60128883014" calcext:value-type="float">
            <text:p>2585.601288830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0" calcext:value-type="float">
            <text:p>20000</text:p>
          </table:table-cell>
          <table:table-cell office:value-type="float" office:value="2686.49668874172" calcext:value-type="float">
            <text:p>2686.496688741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2000" calcext:value-type="float">
            <text:p>22000</text:p>
          </table:table-cell>
          <table:table-cell office:value-type="float" office:value="2600.13113113113" calcext:value-type="float">
            <text:p>2600.131131131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4000" calcext:value-type="float">
            <text:p>24000</text:p>
          </table:table-cell>
          <table:table-cell office:value-type="float" office:value="2722.44515350121" calcext:value-type="float">
            <text:p>2722.445153501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6000" calcext:value-type="float">
            <text:p>26000</text:p>
          </table:table-cell>
          <table:table-cell office:value-type="float" office:value="3148.13475177305" calcext:value-type="float">
            <text:p>3148.134751773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8000" calcext:value-type="float">
            <text:p>28000</text:p>
          </table:table-cell>
          <table:table-cell office:value-type="float" office:value="2697.79860520497" calcext:value-type="float">
            <text:p>2697.79860520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0000" calcext:value-type="float">
            <text:p>30000</text:p>
          </table:table-cell>
          <table:table-cell office:value-type="float" office:value="2843.20780609517" calcext:value-type="float">
            <text:p>2843.207806095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2000" calcext:value-type="float">
            <text:p>32000</text:p>
          </table:table-cell>
          <table:table-cell office:value-type="float" office:value="2469.01118110236" calcext:value-type="float">
            <text:p>2469.011181102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4000" calcext:value-type="float">
            <text:p>34000</text:p>
          </table:table-cell>
          <table:table-cell office:value-type="float" office:value="3034.25828835775" calcext:value-type="float">
            <text:p>3034.258288357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6000" calcext:value-type="float">
            <text:p>36000</text:p>
          </table:table-cell>
          <table:table-cell office:value-type="float" office:value="3049.11156462585" calcext:value-type="float">
            <text:p>3049.111564625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8000" calcext:value-type="float">
            <text:p>38000</text:p>
          </table:table-cell>
          <table:table-cell office:value-type="float" office:value="2303.84384384384" calcext:value-type="float">
            <text:p>2303.843843843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0000" calcext:value-type="float">
            <text:p>40000</text:p>
          </table:table-cell>
          <table:table-cell office:value-type="float" office:value="2586.17667266481" calcext:value-type="float">
            <text:p>2586.176672664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2000" calcext:value-type="float">
            <text:p>42000</text:p>
          </table:table-cell>
          <table:table-cell office:value-type="float" office:value="2821.9173874669" calcext:value-type="float">
            <text:p>2821.917387466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4000" calcext:value-type="float">
            <text:p>44000</text:p>
          </table:table-cell>
          <table:table-cell office:value-type="float" office:value="2560.80455284553" calcext:value-type="float">
            <text:p>2560.804552845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6000" calcext:value-type="float">
            <text:p>46000</text:p>
          </table:table-cell>
          <table:table-cell office:value-type="float" office:value="2603.26647708264" calcext:value-type="float">
            <text:p>2603.266477082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8000" calcext:value-type="float">
            <text:p>48000</text:p>
          </table:table-cell>
          <table:table-cell office:value-type="float" office:value="2752.4433532094" calcext:value-type="float">
            <text:p>2752.443353209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0000" calcext:value-type="float">
            <text:p>50000</text:p>
          </table:table-cell>
          <table:table-cell office:value-type="float" office:value="2375.30314120159" calcext:value-type="float">
            <text:p>2375.303141201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2000" calcext:value-type="float">
            <text:p>52000</text:p>
          </table:table-cell>
          <table:table-cell office:value-type="float" office:value="2410.61457055215" calcext:value-type="float">
            <text:p>2410.614570552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4000" calcext:value-type="float">
            <text:p>54000</text:p>
          </table:table-cell>
          <table:table-cell office:value-type="float" office:value="2393.4673336365" calcext:value-type="float">
            <text:p>2393.467333636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6000" calcext:value-type="float">
            <text:p>56000</text:p>
          </table:table-cell>
          <table:table-cell office:value-type="float" office:value="2339.52792553191" calcext:value-type="float">
            <text:p>2339.527925531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8000" calcext:value-type="float">
            <text:p>58000</text:p>
          </table:table-cell>
          <table:table-cell office:value-type="float" office:value="2361.53796615246" calcext:value-type="float">
            <text:p>2361.537966152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0000" calcext:value-type="float">
            <text:p>60000</text:p>
          </table:table-cell>
          <table:table-cell office:value-type="float" office:value="2381.22772888683" calcext:value-type="float">
            <text:p>2381.227728886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2000" calcext:value-type="float">
            <text:p>62000</text:p>
          </table:table-cell>
          <table:table-cell office:value-type="float" office:value="2387.56210142727" calcext:value-type="float">
            <text:p>2387.562101427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4000" calcext:value-type="float">
            <text:p>64000</text:p>
          </table:table-cell>
          <table:table-cell office:value-type="float" office:value="2373.68519932794" calcext:value-type="float">
            <text:p>2373.685199327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6000" calcext:value-type="float">
            <text:p>66000</text:p>
          </table:table-cell>
          <table:table-cell office:value-type="float" office:value="2650.93444793908" calcext:value-type="float">
            <text:p>2650.934447939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8000" calcext:value-type="float">
            <text:p>68000</text:p>
          </table:table-cell>
          <table:table-cell office:value-type="float" office:value="2672.47951236031" calcext:value-type="float">
            <text:p>2672.479512360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0000" calcext:value-type="float">
            <text:p>70000</text:p>
          </table:table-cell>
          <table:table-cell office:value-type="float" office:value="2859.66368449881" calcext:value-type="float">
            <text:p>2859.663684498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2000" calcext:value-type="float">
            <text:p>72000</text:p>
          </table:table-cell>
          <table:table-cell office:value-type="float" office:value="3424.84615384615" calcext:value-type="float">
            <text:p>3424.846153846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4000" calcext:value-type="float">
            <text:p>74000</text:p>
          </table:table-cell>
          <table:table-cell office:value-type="float" office:value="2749.57210944395" calcext:value-type="float">
            <text:p>2749.57210944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6000" calcext:value-type="float">
            <text:p>76000</text:p>
          </table:table-cell>
          <table:table-cell office:value-type="float" office:value="2746.13773087071" calcext:value-type="float">
            <text:p>2746.137730870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8000" calcext:value-type="float">
            <text:p>78000</text:p>
          </table:table-cell>
          <table:table-cell office:value-type="float" office:value="2791.38462926213" calcext:value-type="float">
            <text:p>2791.384629262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0000" calcext:value-type="float">
            <text:p>80000</text:p>
          </table:table-cell>
          <table:table-cell office:value-type="float" office:value="3314.33926701571" calcext:value-type="float">
            <text:p>3314.339267015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2000" calcext:value-type="float">
            <text:p>82000</text:p>
          </table:table-cell>
          <table:table-cell office:value-type="float" office:value="2628.0904597133" calcext:value-type="float">
            <text:p>2628.090459713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4000" calcext:value-type="float">
            <text:p>84000</text:p>
          </table:table-cell>
          <table:table-cell office:value-type="float" office:value="2712.94645365169" calcext:value-type="float">
            <text:p>2712.946453651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6000" calcext:value-type="float">
            <text:p>86000</text:p>
          </table:table-cell>
          <table:table-cell office:value-type="float" office:value="2737.75022018672" calcext:value-type="float">
            <text:p>2737.750220186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8000" calcext:value-type="float">
            <text:p>88000</text:p>
          </table:table-cell>
          <table:table-cell office:value-type="float" office:value="2671.70864628821" calcext:value-type="float">
            <text:p>2671.708646288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0000" calcext:value-type="float">
            <text:p>90000</text:p>
          </table:table-cell>
          <table:table-cell office:value-type="float" office:value="2596.57947517968" calcext:value-type="float">
            <text:p>2596.579475179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2000" calcext:value-type="float">
            <text:p>92000</text:p>
          </table:table-cell>
          <table:table-cell office:value-type="float" office:value="2540.19619326501" calcext:value-type="float">
            <text:p>2540.19619326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4000" calcext:value-type="float">
            <text:p>94000</text:p>
          </table:table-cell>
          <table:table-cell office:value-type="float" office:value="2596.65337781485" calcext:value-type="float">
            <text:p>2596.653377814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6000" calcext:value-type="float">
            <text:p>96000</text:p>
          </table:table-cell>
          <table:table-cell office:value-type="float" office:value="2642.71369721936" calcext:value-type="float">
            <text:p>2642.713697219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8000" calcext:value-type="float">
            <text:p>98000</text:p>
          </table:table-cell>
          <table:table-cell office:value-type="float" office:value="864.905263157895" calcext:value-type="float">
            <text:p>864.9052631579</text:p>
          </table:table-cell>
        </table:table-row>
      </table:table>
      <table:table table:name="Averages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float" office:value="127632" calcext:value-type="float">
            <text:p>127632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table:formula="of:=AVERAGE(['1 Run'.C2];['2 Run'.C2];['3 Run'.C2])" office:value-type="float" office:value="4426.5014384971" calcext:value-type="float">
            <text:p>4426.501438497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table:formula="of:=AVERAGE(['1 Run'.C12];['2 Run'.C12];['3 Run'.C12])" office:value-type="float" office:value="262860.333333333" calcext:value-type="float">
            <text:p>262860.33333333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table:formula="of:=AVERAGE(['1 Run'.C13];['2 Run'.C13];['3 Run'.C13])" office:value-type="float" office:value="3663.92690951026" calcext:value-type="float">
            <text:p>3663.926909510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table:formula="of:=AVERAGE(['1 Run'.C14];['2 Run'.C14];['3 Run'.C14])" office:value-type="float" office:value="446.666666666667" calcext:value-type="float">
            <text:p>446.666666666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table:formula="of:=AVERAGE(['1 Run'.C15];['2 Run'.C15];['3 Run'.C15])" office:value-type="float" office:value="146535.666666667" calcext:value-type="float">
            <text:p>146535.66666666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table:formula="of:=AVERAGE(['1 Run'.C16];['2 Run'.C16];['3 Run'.C16])" office:value-type="float" office:value="262860.333333333" calcext:value-type="float">
            <text:p>262860.33333333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0" calcext:value-type="float">
            <text:p>0</text:p>
          </table:table-cell>
          <table:table-cell table:formula="of:=AVERAGE(['1 Run'.C17];['2 Run'.C17];['3 Run'.C17])" office:value-type="float" office:value="20091.5593570624" calcext:value-type="float">
            <text:p>20091.559357062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" calcext:value-type="float">
            <text:p>2000</text:p>
          </table:table-cell>
          <table:table-cell table:formula="of:=AVERAGE(['1 Run'.C18];['2 Run'.C18];['3 Run'.C18])" office:value-type="float" office:value="8184.48488338302" calcext:value-type="float">
            <text:p>8184.48488338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000" calcext:value-type="float">
            <text:p>4000</text:p>
          </table:table-cell>
          <table:table-cell table:formula="of:=AVERAGE(['1 Run'.C19];['2 Run'.C19];['3 Run'.C19])" office:value-type="float" office:value="8450.69815617793" calcext:value-type="float">
            <text:p>8450.698156177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000" calcext:value-type="float">
            <text:p>6000</text:p>
          </table:table-cell>
          <table:table-cell table:formula="of:=AVERAGE(['1 Run'.C20];['2 Run'.C20];['3 Run'.C20])" office:value-type="float" office:value="7881.48258782591" calcext:value-type="float">
            <text:p>7881.482587825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000" calcext:value-type="float">
            <text:p>8000</text:p>
          </table:table-cell>
          <table:table-cell table:formula="of:=AVERAGE(['1 Run'.C21];['2 Run'.C21];['3 Run'.C21])" office:value-type="float" office:value="7865.42086424077" calcext:value-type="float">
            <text:p>7865.420864240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000" calcext:value-type="float">
            <text:p>10000</text:p>
          </table:table-cell>
          <table:table-cell table:formula="of:=AVERAGE(['1 Run'.C22];['2 Run'.C22];['3 Run'.C22])" office:value-type="float" office:value="6718.85941161581" calcext:value-type="float">
            <text:p>6718.859411615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000" calcext:value-type="float">
            <text:p>12000</text:p>
          </table:table-cell>
          <table:table-cell table:formula="of:=AVERAGE(['1 Run'.C23];['2 Run'.C23];['3 Run'.C23])" office:value-type="float" office:value="4850.63194922479" calcext:value-type="float">
            <text:p>4850.631949224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4000" calcext:value-type="float">
            <text:p>14000</text:p>
          </table:table-cell>
          <table:table-cell table:formula="of:=AVERAGE(['1 Run'.C24];['2 Run'.C24];['3 Run'.C24])" office:value-type="float" office:value="3503.31750369664" calcext:value-type="float">
            <text:p>3503.317503696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6000" calcext:value-type="float">
            <text:p>16000</text:p>
          </table:table-cell>
          <table:table-cell table:formula="of:=AVERAGE(['1 Run'.C25];['2 Run'.C25];['3 Run'.C25])" office:value-type="float" office:value="3124.60883540514" calcext:value-type="float">
            <text:p>3124.608835405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8000" calcext:value-type="float">
            <text:p>18000</text:p>
          </table:table-cell>
          <table:table-cell table:formula="of:=AVERAGE(['1 Run'.C26];['2 Run'.C26];['3 Run'.C26])" office:value-type="float" office:value="3389.63249217542" calcext:value-type="float">
            <text:p>3389.632492175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0000" calcext:value-type="float">
            <text:p>20000</text:p>
          </table:table-cell>
          <table:table-cell table:formula="of:=AVERAGE(['1 Run'.C27];['2 Run'.C27];['3 Run'.C27])" office:value-type="float" office:value="3158.47294991408" calcext:value-type="float">
            <text:p>3158.472949914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2000" calcext:value-type="float">
            <text:p>22000</text:p>
          </table:table-cell>
          <table:table-cell table:formula="of:=AVERAGE(['1 Run'.C28];['2 Run'.C28];['3 Run'.C28])" office:value-type="float" office:value="3319.19318319097" calcext:value-type="float">
            <text:p>3319.19318319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4000" calcext:value-type="float">
            <text:p>24000</text:p>
          </table:table-cell>
          <table:table-cell table:formula="of:=AVERAGE(['1 Run'.C29];['2 Run'.C29];['3 Run'.C29])" office:value-type="float" office:value="3236.05471782052" calcext:value-type="float">
            <text:p>3236.054717820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6000" calcext:value-type="float">
            <text:p>26000</text:p>
          </table:table-cell>
          <table:table-cell table:formula="of:=AVERAGE(['1 Run'.C30];['2 Run'.C30];['3 Run'.C30])" office:value-type="float" office:value="3441.90159990476" calcext:value-type="float">
            <text:p>3441.901599904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28000" calcext:value-type="float">
            <text:p>28000</text:p>
          </table:table-cell>
          <table:table-cell table:formula="of:=AVERAGE(['1 Run'.C31];['2 Run'.C31];['3 Run'.C31])" office:value-type="float" office:value="3357.59486946388" calcext:value-type="float">
            <text:p>3357.594869463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0000" calcext:value-type="float">
            <text:p>30000</text:p>
          </table:table-cell>
          <table:table-cell table:formula="of:=AVERAGE(['1 Run'.C32];['2 Run'.C32];['3 Run'.C32])" office:value-type="float" office:value="3564.37847468486" calcext:value-type="float">
            <text:p>3564.378474684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2000" calcext:value-type="float">
            <text:p>32000</text:p>
          </table:table-cell>
          <table:table-cell table:formula="of:=AVERAGE(['1 Run'.C33];['2 Run'.C33];['3 Run'.C33])" office:value-type="float" office:value="3144.27312292174" calcext:value-type="float">
            <text:p>3144.273122921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4000" calcext:value-type="float">
            <text:p>34000</text:p>
          </table:table-cell>
          <table:table-cell table:formula="of:=AVERAGE(['1 Run'.C34];['2 Run'.C34];['3 Run'.C34])" office:value-type="float" office:value="3283.0024594053" calcext:value-type="float">
            <text:p>3283.002459405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6000" calcext:value-type="float">
            <text:p>36000</text:p>
          </table:table-cell>
          <table:table-cell table:formula="of:=AVERAGE(['1 Run'.C35];['2 Run'.C35];['3 Run'.C35])" office:value-type="float" office:value="3329.58668021994" calcext:value-type="float">
            <text:p>3329.586680219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38000" calcext:value-type="float">
            <text:p>38000</text:p>
          </table:table-cell>
          <table:table-cell table:formula="of:=AVERAGE(['1 Run'.C36];['2 Run'.C36];['3 Run'.C36])" office:value-type="float" office:value="3095.71101266222" calcext:value-type="float">
            <text:p>3095.711012662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0000" calcext:value-type="float">
            <text:p>40000</text:p>
          </table:table-cell>
          <table:table-cell table:formula="of:=AVERAGE(['1 Run'.C37];['2 Run'.C37];['3 Run'.C37])" office:value-type="float" office:value="3281.23227804495" calcext:value-type="float">
            <text:p>3281.23227804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2000" calcext:value-type="float">
            <text:p>42000</text:p>
          </table:table-cell>
          <table:table-cell table:formula="of:=AVERAGE(['1 Run'.C38];['2 Run'.C38];['3 Run'.C38])" office:value-type="float" office:value="3226.81412644613" calcext:value-type="float">
            <text:p>3226.814126446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4000" calcext:value-type="float">
            <text:p>44000</text:p>
          </table:table-cell>
          <table:table-cell table:formula="of:=AVERAGE(['1 Run'.C39];['2 Run'.C39];['3 Run'.C39])" office:value-type="float" office:value="3170.94190226716" calcext:value-type="float">
            <text:p>3170.941902267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6000" calcext:value-type="float">
            <text:p>46000</text:p>
          </table:table-cell>
          <table:table-cell table:formula="of:=AVERAGE(['1 Run'.C40];['2 Run'.C40];['3 Run'.C40])" office:value-type="float" office:value="3149.60948957034" calcext:value-type="float">
            <text:p>3149.609489570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48000" calcext:value-type="float">
            <text:p>48000</text:p>
          </table:table-cell>
          <table:table-cell table:formula="of:=AVERAGE(['1 Run'.C41];['2 Run'.C41];['3 Run'.C41])" office:value-type="float" office:value="3279.54092770706" calcext:value-type="float">
            <text:p>3279.540927707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0000" calcext:value-type="float">
            <text:p>50000</text:p>
          </table:table-cell>
          <table:table-cell table:formula="of:=AVERAGE(['1 Run'.C42];['2 Run'.C42];['3 Run'.C42])" office:value-type="float" office:value="3650.32452360604" calcext:value-type="float">
            <text:p>3650.32452360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2000" calcext:value-type="float">
            <text:p>52000</text:p>
          </table:table-cell>
          <table:table-cell table:formula="of:=AVERAGE(['1 Run'.C43];['2 Run'.C43];['3 Run'.C43])" office:value-type="float" office:value="3211.66110791214" calcext:value-type="float">
            <text:p>3211.661107912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4000" calcext:value-type="float">
            <text:p>54000</text:p>
          </table:table-cell>
          <table:table-cell table:formula="of:=AVERAGE(['1 Run'.C44];['2 Run'.C44];['3 Run'.C44])" office:value-type="float" office:value="3251.34125942798" calcext:value-type="float">
            <text:p>3251.34125942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6000" calcext:value-type="float">
            <text:p>56000</text:p>
          </table:table-cell>
          <table:table-cell table:formula="of:=AVERAGE(['1 Run'.C45];['2 Run'.C45];['3 Run'.C45])" office:value-type="float" office:value="3296.51515116519" calcext:value-type="float">
            <text:p>3296.515151165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58000" calcext:value-type="float">
            <text:p>58000</text:p>
          </table:table-cell>
          <table:table-cell table:formula="of:=AVERAGE(['1 Run'.C46];['2 Run'.C46];['3 Run'.C46])" office:value-type="float" office:value="3239.96803289309" calcext:value-type="float">
            <text:p>3239.968032893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0000" calcext:value-type="float">
            <text:p>60000</text:p>
          </table:table-cell>
          <table:table-cell table:formula="of:=AVERAGE(['1 Run'.C47];['2 Run'.C47];['3 Run'.C47])" office:value-type="float" office:value="3211.20052292504" calcext:value-type="float">
            <text:p>3211.20052292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2000" calcext:value-type="float">
            <text:p>62000</text:p>
          </table:table-cell>
          <table:table-cell table:formula="of:=AVERAGE(['1 Run'.C48];['2 Run'.C48];['3 Run'.C48])" office:value-type="float" office:value="3182.62525644158" calcext:value-type="float">
            <text:p>3182.625256441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4000" calcext:value-type="float">
            <text:p>64000</text:p>
          </table:table-cell>
          <table:table-cell table:formula="of:=AVERAGE(['1 Run'.C49];['2 Run'.C49];['3 Run'.C49])" office:value-type="float" office:value="3198.32342009407" calcext:value-type="float">
            <text:p>3198.323420094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6000" calcext:value-type="float">
            <text:p>66000</text:p>
          </table:table-cell>
          <table:table-cell table:formula="of:=AVERAGE(['1 Run'.C50];['2 Run'.C50];['3 Run'.C50])" office:value-type="float" office:value="3525.79991249778" calcext:value-type="float">
            <text:p>3525.799912497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68000" calcext:value-type="float">
            <text:p>68000</text:p>
          </table:table-cell>
          <table:table-cell table:formula="of:=AVERAGE(['1 Run'.C51];['2 Run'.C51];['3 Run'.C51])" office:value-type="float" office:value="3538.56823240901" calcext:value-type="float">
            <text:p>3538.56823240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0000" calcext:value-type="float">
            <text:p>70000</text:p>
          </table:table-cell>
          <table:table-cell table:formula="of:=AVERAGE(['1 Run'.C52];['2 Run'.C52];['3 Run'.C52])" office:value-type="float" office:value="3399.1979278323" calcext:value-type="float">
            <text:p>3399.197927832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2000" calcext:value-type="float">
            <text:p>72000</text:p>
          </table:table-cell>
          <table:table-cell table:formula="of:=AVERAGE(['1 Run'.C53];['2 Run'.C53];['3 Run'.C53])" office:value-type="float" office:value="3540.64493296946" calcext:value-type="float">
            <text:p>3540.644932969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4000" calcext:value-type="float">
            <text:p>74000</text:p>
          </table:table-cell>
          <table:table-cell table:formula="of:=AVERAGE(['1 Run'.C54];['2 Run'.C54];['3 Run'.C54])" office:value-type="float" office:value="3342.45121905562" calcext:value-type="float">
            <text:p>3342.451219055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6000" calcext:value-type="float">
            <text:p>76000</text:p>
          </table:table-cell>
          <table:table-cell table:formula="of:=AVERAGE(['1 Run'.C55];['2 Run'.C55];['3 Run'.C55])" office:value-type="float" office:value="3332.19921309595" calcext:value-type="float">
            <text:p>3332.19921309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78000" calcext:value-type="float">
            <text:p>78000</text:p>
          </table:table-cell>
          <table:table-cell table:formula="of:=AVERAGE(['1 Run'.C56];['2 Run'.C56];['3 Run'.C56])" office:value-type="float" office:value="3718.32567156207" calcext:value-type="float">
            <text:p>3718.325671562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0000" calcext:value-type="float">
            <text:p>80000</text:p>
          </table:table-cell>
          <table:table-cell table:formula="of:=AVERAGE(['1 Run'.C57];['2 Run'.C57];['3 Run'.C57])" office:value-type="float" office:value="3575.56382171604" calcext:value-type="float">
            <text:p>3575.563821716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2000" calcext:value-type="float">
            <text:p>82000</text:p>
          </table:table-cell>
          <table:table-cell table:formula="of:=AVERAGE(['1 Run'.C58];['2 Run'.C58];['3 Run'.C58])" office:value-type="float" office:value="3347.16852032377" calcext:value-type="float">
            <text:p>3347.168520323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4000" calcext:value-type="float">
            <text:p>84000</text:p>
          </table:table-cell>
          <table:table-cell table:formula="of:=AVERAGE(['1 Run'.C59];['2 Run'.C59];['3 Run'.C59])" office:value-type="float" office:value="3514.52479782069" calcext:value-type="float">
            <text:p>3514.524797820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6000" calcext:value-type="float">
            <text:p>86000</text:p>
          </table:table-cell>
          <table:table-cell table:formula="of:=AVERAGE(['1 Run'.C60];['2 Run'.C60];['3 Run'.C60])" office:value-type="float" office:value="3493.60014557728" calcext:value-type="float">
            <text:p>3493.600145577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88000" calcext:value-type="float">
            <text:p>88000</text:p>
          </table:table-cell>
          <table:table-cell table:formula="of:=AVERAGE(['1 Run'.C61];['2 Run'.C61];['3 Run'.C61])" office:value-type="float" office:value="3413.70018756192" calcext:value-type="float">
            <text:p>3413.700187561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0000" calcext:value-type="float">
            <text:p>90000</text:p>
          </table:table-cell>
          <table:table-cell table:formula="of:=AVERAGE(['1 Run'.C62];['2 Run'.C62];['3 Run'.C62])" office:value-type="float" office:value="3388.79946418105" calcext:value-type="float">
            <text:p>3388.799464181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2000" calcext:value-type="float">
            <text:p>92000</text:p>
          </table:table-cell>
          <table:table-cell table:formula="of:=AVERAGE(['1 Run'.C63];['2 Run'.C63];['3 Run'.C63])" office:value-type="float" office:value="3459.2725044125" calcext:value-type="float">
            <text:p>3459.272504412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4000" calcext:value-type="float">
            <text:p>94000</text:p>
          </table:table-cell>
          <table:table-cell table:formula="of:=AVERAGE(['1 Run'.C64];['2 Run'.C64];['3 Run'.C64])" office:value-type="float" office:value="3533.39127025115" calcext:value-type="float">
            <text:p>3533.391270251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6000" calcext:value-type="float">
            <text:p>96000</text:p>
          </table:table-cell>
          <table:table-cell table:formula="of:=AVERAGE(['1 Run'.C65];['2 Run'.C65];['3 Run'.C65])" office:value-type="float" office:value="3537.35879784088" calcext:value-type="float">
            <text:p>3537.358797840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98000" calcext:value-type="float">
            <text:p>98000</text:p>
          </table:table-cell>
          <table:table-cell table:formula="of:=AVERAGE(['1 Run'.C66];['2 Run'.C66];['3 Run'.C66])" office:value-type="float" office:value="2985.67798804735" calcext:value-type="float">
            <text:p>2985.677988047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0000" calcext:value-type="float">
            <text:p>100000</text:p>
          </table:table-cell>
          <table:table-cell table:formula="of:=AVERAGE(['1 Run'.C67];['2 Run'.C67];['3 Run'.C67])" office:value-type="float" office:value="4015.05980082879" calcext:value-type="float">
            <text:p>4015.059800828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2000" calcext:value-type="float">
            <text:p>102000</text:p>
          </table:table-cell>
          <table:table-cell table:formula="of:=AVERAGE(['1 Run'.C68];['2 Run'.C68];['3 Run'.C68])" office:value-type="float" office:value="4063.08105277954" calcext:value-type="float">
            <text:p>4063.081052779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4000" calcext:value-type="float">
            <text:p>104000</text:p>
          </table:table-cell>
          <table:table-cell table:formula="of:=AVERAGE(['1 Run'.C69];['2 Run'.C69];['3 Run'.C69])" office:value-type="float" office:value="3894.03037125227" calcext:value-type="float">
            <text:p>3894.030371252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6000" calcext:value-type="float">
            <text:p>106000</text:p>
          </table:table-cell>
          <table:table-cell table:formula="of:=AVERAGE(['1 Run'.C70];['2 Run'.C70];['3 Run'.C70])" office:value-type="float" office:value="4155.24150341327" calcext:value-type="float">
            <text:p>4155.241503413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08000" calcext:value-type="float">
            <text:p>108000</text:p>
          </table:table-cell>
          <table:table-cell table:formula="of:=AVERAGE(['1 Run'.C71];['2 Run'.C71];['3 Run'.C71])" office:value-type="float" office:value="4141.75771752131" calcext:value-type="float">
            <text:p>4141.757717521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0000" calcext:value-type="float">
            <text:p>110000</text:p>
          </table:table-cell>
          <table:table-cell table:formula="of:=AVERAGE(['1 Run'.C72];['2 Run'.C72];['3 Run'.C72])" office:value-type="float" office:value="4115.17234740702" calcext:value-type="float">
            <text:p>4115.17234740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2000" calcext:value-type="float">
            <text:p>112000</text:p>
          </table:table-cell>
          <table:table-cell table:formula="of:=AVERAGE(['1 Run'.C73];['2 Run'.C73];['3 Run'.C73])" office:value-type="float" office:value="4631.52260127371" calcext:value-type="float">
            <text:p>4631.522601273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4000" calcext:value-type="float">
            <text:p>114000</text:p>
          </table:table-cell>
          <table:table-cell table:formula="of:=AVERAGE(['1 Run'.C74];['2 Run'.C74];['3 Run'.C74])" office:value-type="float" office:value="4085.43771778152" calcext:value-type="float">
            <text:p>4085.437717781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6000" calcext:value-type="float">
            <text:p>116000</text:p>
          </table:table-cell>
          <table:table-cell table:formula="of:=AVERAGE(['1 Run'.C75];['2 Run'.C75];['3 Run'.C75])" office:value-type="float" office:value="4084.30592632817" calcext:value-type="float">
            <text:p>4084.305926328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18000" calcext:value-type="float">
            <text:p>118000</text:p>
          </table:table-cell>
          <table:table-cell table:formula="of:=AVERAGE(['1 Run'.C76];['2 Run'.C76];['3 Run'.C76])" office:value-type="float" office:value="4732.34327664844" calcext:value-type="float">
            <text:p>4732.343276648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0000" calcext:value-type="float">
            <text:p>120000</text:p>
          </table:table-cell>
          <table:table-cell table:formula="of:=AVERAGE(['1 Run'.C77];['2 Run'.C77];['3 Run'.C77])" office:value-type="float" office:value="5955.72851405682" calcext:value-type="float">
            <text:p>5955.728514056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2000" calcext:value-type="float">
            <text:p>122000</text:p>
          </table:table-cell>
          <table:table-cell table:formula="of:=AVERAGE(['1 Run'.C78];['2 Run'.C78];['3 Run'.C78])" office:value-type="float" office:value="3660.51734310238" calcext:value-type="float">
            <text:p>3660.517343102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4000" calcext:value-type="float">
            <text:p>124000</text:p>
          </table:table-cell>
          <table:table-cell table:formula="of:=AVERAGE(['1 Run'.C79];['2 Run'.C79];['3 Run'.C79])" office:value-type="float" office:value="3097.68225703167" calcext:value-type="float">
            <text:p>3097.682257031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float" office:value="126000" calcext:value-type="float">
            <text:p>126000</text:p>
          </table:table-cell>
          <table:table-cell table:formula="of:=AVERAGE(['1 Run'.C80];['2 Run'.C80];['3 Run'.C80])" office:value-type="float" office:value="2976.19808153477" calcext:value-type="float">
            <text:p>2976.1980815348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table:formula="of:=AVERAGE(['1 Run'.C81];['2 Run'.C81];['3 Run'.C8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table:formula="of:=AVERAGE(['1 Run'.C82];['2 Run'.C82];['3 Run'.C82])" office:value-type="float" office:value="140451.645833333" calcext:value-type="float">
            <text:p>140451.645833333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table:formula="of:=AVERAGE(['1 Run'.C83];['2 Run'.C83];['3 Run'.C83])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table:formula="of:=AVERAGE(['1 Run'.C84];['2 Run'.C84];['3 Run'.C84])" office:value-type="float" office:value="2247189" calcext:value-type="float">
            <text:p>2247189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float" office:value="0" calcext:value-type="float">
            <text:p>0</text:p>
          </table:table-cell>
          <table:table-cell table:formula="of:=AVERAGE(['1 Run'.C85];['2 Run'.C85];['3 Run'.C85])" office:value-type="float" office:value="2.48888888888889" calcext:value-type="float">
            <text:p>2.4888888889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float" office:value="2000" calcext:value-type="float">
            <text:p>2000</text:p>
          </table:table-cell>
          <table:table-cell table:formula="of:=AVERAGE(['1 Run'.C86];['2 Run'.C86];['3 Run'.C86])" office:value-type="float" office:value="2247189" calcext:value-type="float">
            <text:p>224718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Operations</text:p>
          </table:table-cell>
          <table:table-cell table:formula="of:=AVERAGE(['1 Run'.C87];['2 Run'.C87];['3 Run'.C87])" office:value-type="float" office:value="262739.666666667" calcext:value-type="float">
            <text:p>262739.66666666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AverageLatency(us)</text:p>
          </table:table-cell>
          <table:table-cell table:formula="of:=AVERAGE(['1 Run'.C88];['2 Run'.C88];['3 Run'.C88])" office:value-type="float" office:value="3407.99725216274" calcext:value-type="float">
            <text:p>3407.997252162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MinLatency(us)</text:p>
          </table:table-cell>
          <table:table-cell table:formula="of:=AVERAGE(['1 Run'.C89];['2 Run'.C89];['3 Run'.C89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MaxLatency(us)</text:p>
          </table:table-cell>
          <table:table-cell table:formula="of:=AVERAGE(['1 Run'.C90];['2 Run'.C90];['3 Run'.C90])" office:value-type="float" office:value="138194" calcext:value-type="float">
            <text:p>13819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Return=OK</text:p>
          </table:table-cell>
          <table:table-cell table:formula="of:=AVERAGE(['1 Run'.C91];['2 Run'.C91];['3 Run'.C91])" office:value-type="float" office:value="262739.666666667" calcext:value-type="float">
            <text:p>262739.66666666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0" calcext:value-type="float">
            <text:p>0</text:p>
          </table:table-cell>
          <table:table-cell table:formula="of:=AVERAGE(['1 Run'.C92];['2 Run'.C92];['3 Run'.C92])" office:value-type="float" office:value="19442.9765317112" calcext:value-type="float">
            <text:p>19442.976531711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" calcext:value-type="float">
            <text:p>2000</text:p>
          </table:table-cell>
          <table:table-cell table:formula="of:=AVERAGE(['1 Run'.C93];['2 Run'.C93];['3 Run'.C93])" office:value-type="float" office:value="7993.73492609243" calcext:value-type="float">
            <text:p>7993.734926092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000" calcext:value-type="float">
            <text:p>4000</text:p>
          </table:table-cell>
          <table:table-cell table:formula="of:=AVERAGE(['1 Run'.C94];['2 Run'.C94];['3 Run'.C94])" office:value-type="float" office:value="7952.31083972127" calcext:value-type="float">
            <text:p>7952.310839721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000" calcext:value-type="float">
            <text:p>6000</text:p>
          </table:table-cell>
          <table:table-cell table:formula="of:=AVERAGE(['1 Run'.C95];['2 Run'.C95];['3 Run'.C95])" office:value-type="float" office:value="7399.06777434546" calcext:value-type="float">
            <text:p>7399.067774345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000" calcext:value-type="float">
            <text:p>8000</text:p>
          </table:table-cell>
          <table:table-cell table:formula="of:=AVERAGE(['1 Run'.C96];['2 Run'.C96];['3 Run'.C96])" office:value-type="float" office:value="7339.99809115317" calcext:value-type="float">
            <text:p>7339.998091153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000" calcext:value-type="float">
            <text:p>10000</text:p>
          </table:table-cell>
          <table:table-cell table:formula="of:=AVERAGE(['1 Run'.C97];['2 Run'.C97];['3 Run'.C97])" office:value-type="float" office:value="6599.71190268996" calcext:value-type="float">
            <text:p>6599.7119026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000" calcext:value-type="float">
            <text:p>12000</text:p>
          </table:table-cell>
          <table:table-cell table:formula="of:=AVERAGE(['1 Run'.C98];['2 Run'.C98];['3 Run'.C98])" office:value-type="float" office:value="4602.68901265633" calcext:value-type="float">
            <text:p>4602.689012656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4000" calcext:value-type="float">
            <text:p>14000</text:p>
          </table:table-cell>
          <table:table-cell table:formula="of:=AVERAGE(['1 Run'.C99];['2 Run'.C99];['3 Run'.C99])" office:value-type="float" office:value="3248.62818218586" calcext:value-type="float">
            <text:p>3248.628182185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6000" calcext:value-type="float">
            <text:p>16000</text:p>
          </table:table-cell>
          <table:table-cell table:formula="of:=AVERAGE(['1 Run'.C100];['2 Run'.C100];['3 Run'.C100])" office:value-type="float" office:value="2978.46346762018" calcext:value-type="float">
            <text:p>2978.463467620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8000" calcext:value-type="float">
            <text:p>18000</text:p>
          </table:table-cell>
          <table:table-cell table:formula="of:=AVERAGE(['1 Run'.C101];['2 Run'.C101];['3 Run'.C101])" office:value-type="float" office:value="3193.68404344857" calcext:value-type="float">
            <text:p>3193.684043448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0000" calcext:value-type="float">
            <text:p>20000</text:p>
          </table:table-cell>
          <table:table-cell table:formula="of:=AVERAGE(['1 Run'.C102];['2 Run'.C102];['3 Run'.C102])" office:value-type="float" office:value="2993.26964419711" calcext:value-type="float">
            <text:p>2993.269644197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2000" calcext:value-type="float">
            <text:p>22000</text:p>
          </table:table-cell>
          <table:table-cell table:formula="of:=AVERAGE(['1 Run'.C103];['2 Run'.C103];['3 Run'.C103])" office:value-type="float" office:value="3165.47594560072" calcext:value-type="float">
            <text:p>3165.475945600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4000" calcext:value-type="float">
            <text:p>24000</text:p>
          </table:table-cell>
          <table:table-cell table:formula="of:=AVERAGE(['1 Run'.C104];['2 Run'.C104];['3 Run'.C104])" office:value-type="float" office:value="3007.91473130735" calcext:value-type="float">
            <text:p>3007.914731307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6000" calcext:value-type="float">
            <text:p>26000</text:p>
          </table:table-cell>
          <table:table-cell table:formula="of:=AVERAGE(['1 Run'.C105];['2 Run'.C105];['3 Run'.C105])" office:value-type="float" office:value="3268.26495137105" calcext:value-type="float">
            <text:p>3268.264951371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28000" calcext:value-type="float">
            <text:p>28000</text:p>
          </table:table-cell>
          <table:table-cell table:formula="of:=AVERAGE(['1 Run'.C106];['2 Run'.C106];['3 Run'.C106])" office:value-type="float" office:value="3190.42428219794" calcext:value-type="float">
            <text:p>3190.424282197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0000" calcext:value-type="float">
            <text:p>30000</text:p>
          </table:table-cell>
          <table:table-cell table:formula="of:=AVERAGE(['1 Run'.C107];['2 Run'.C107];['3 Run'.C107])" office:value-type="float" office:value="3431.37234226873" calcext:value-type="float">
            <text:p>3431.372342268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2000" calcext:value-type="float">
            <text:p>32000</text:p>
          </table:table-cell>
          <table:table-cell table:formula="of:=AVERAGE(['1 Run'.C108];['2 Run'.C108];['3 Run'.C108])" office:value-type="float" office:value="2953.52914570442" calcext:value-type="float">
            <text:p>2953.529145704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4000" calcext:value-type="float">
            <text:p>34000</text:p>
          </table:table-cell>
          <table:table-cell table:formula="of:=AVERAGE(['1 Run'.C109];['2 Run'.C109];['3 Run'.C109])" office:value-type="float" office:value="3107.21228967852" calcext:value-type="float">
            <text:p>3107.212289678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6000" calcext:value-type="float">
            <text:p>36000</text:p>
          </table:table-cell>
          <table:table-cell table:formula="of:=AVERAGE(['1 Run'.C110];['2 Run'.C110];['3 Run'.C110])" office:value-type="float" office:value="3199.33832960845" calcext:value-type="float">
            <text:p>3199.338329608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38000" calcext:value-type="float">
            <text:p>38000</text:p>
          </table:table-cell>
          <table:table-cell table:formula="of:=AVERAGE(['1 Run'.C111];['2 Run'.C111];['3 Run'.C111])" office:value-type="float" office:value="2921.32095384537" calcext:value-type="float">
            <text:p>2921.320953845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0000" calcext:value-type="float">
            <text:p>40000</text:p>
          </table:table-cell>
          <table:table-cell table:formula="of:=AVERAGE(['1 Run'.C112];['2 Run'.C112];['3 Run'.C112])" office:value-type="float" office:value="3091.08120676904" calcext:value-type="float">
            <text:p>3091.081206769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2000" calcext:value-type="float">
            <text:p>42000</text:p>
          </table:table-cell>
          <table:table-cell table:formula="of:=AVERAGE(['1 Run'.C113];['2 Run'.C113];['3 Run'.C113])" office:value-type="float" office:value="3067.08188112844" calcext:value-type="float">
            <text:p>3067.081881128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4000" calcext:value-type="float">
            <text:p>44000</text:p>
          </table:table-cell>
          <table:table-cell table:formula="of:=AVERAGE(['1 Run'.C114];['2 Run'.C114];['3 Run'.C114])" office:value-type="float" office:value="2923.31809282734" calcext:value-type="float">
            <text:p>2923.318092827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6000" calcext:value-type="float">
            <text:p>46000</text:p>
          </table:table-cell>
          <table:table-cell table:formula="of:=AVERAGE(['1 Run'.C115];['2 Run'.C115];['3 Run'.C115])" office:value-type="float" office:value="2968.28028875279" calcext:value-type="float">
            <text:p>2968.280288752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48000" calcext:value-type="float">
            <text:p>48000</text:p>
          </table:table-cell>
          <table:table-cell table:formula="of:=AVERAGE(['1 Run'.C116];['2 Run'.C116];['3 Run'.C116])" office:value-type="float" office:value="3073.61052071182" calcext:value-type="float">
            <text:p>3073.610520711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0000" calcext:value-type="float">
            <text:p>50000</text:p>
          </table:table-cell>
          <table:table-cell table:formula="of:=AVERAGE(['1 Run'.C117];['2 Run'.C117];['3 Run'.C117])" office:value-type="float" office:value="3343.57373020154" calcext:value-type="float">
            <text:p>3343.573730201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2000" calcext:value-type="float">
            <text:p>52000</text:p>
          </table:table-cell>
          <table:table-cell table:formula="of:=AVERAGE(['1 Run'.C118];['2 Run'.C118];['3 Run'.C118])" office:value-type="float" office:value="2963.61589095183" calcext:value-type="float">
            <text:p>2963.615890951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4000" calcext:value-type="float">
            <text:p>54000</text:p>
          </table:table-cell>
          <table:table-cell table:formula="of:=AVERAGE(['1 Run'.C119];['2 Run'.C119];['3 Run'.C119])" office:value-type="float" office:value="3042.33186031844" calcext:value-type="float">
            <text:p>3042.331860318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6000" calcext:value-type="float">
            <text:p>56000</text:p>
          </table:table-cell>
          <table:table-cell table:formula="of:=AVERAGE(['1 Run'.C120];['2 Run'.C120];['3 Run'.C120])" office:value-type="float" office:value="3075.94900085603" calcext:value-type="float">
            <text:p>3075.94900085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58000" calcext:value-type="float">
            <text:p>58000</text:p>
          </table:table-cell>
          <table:table-cell table:formula="of:=AVERAGE(['1 Run'.C121];['2 Run'.C121];['3 Run'.C121])" office:value-type="float" office:value="3028.62079949198" calcext:value-type="float">
            <text:p>3028.62079949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0000" calcext:value-type="float">
            <text:p>60000</text:p>
          </table:table-cell>
          <table:table-cell table:formula="of:=AVERAGE(['1 Run'.C122];['2 Run'.C122];['3 Run'.C122])" office:value-type="float" office:value="3034.85090957" calcext:value-type="float">
            <text:p>3034.8509095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2000" calcext:value-type="float">
            <text:p>62000</text:p>
          </table:table-cell>
          <table:table-cell table:formula="of:=AVERAGE(['1 Run'.C123];['2 Run'.C123];['3 Run'.C123])" office:value-type="float" office:value="3003.49942112045" calcext:value-type="float">
            <text:p>3003.499421120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4000" calcext:value-type="float">
            <text:p>64000</text:p>
          </table:table-cell>
          <table:table-cell table:formula="of:=AVERAGE(['1 Run'.C124];['2 Run'.C124];['3 Run'.C124])" office:value-type="float" office:value="3006.57805656614" calcext:value-type="float">
            <text:p>3006.578056566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6000" calcext:value-type="float">
            <text:p>66000</text:p>
          </table:table-cell>
          <table:table-cell table:formula="of:=AVERAGE(['1 Run'.C125];['2 Run'.C125];['3 Run'.C125])" office:value-type="float" office:value="3279.26046250669" calcext:value-type="float">
            <text:p>3279.260462506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68000" calcext:value-type="float">
            <text:p>68000</text:p>
          </table:table-cell>
          <table:table-cell table:formula="of:=AVERAGE(['1 Run'.C126];['2 Run'.C126];['3 Run'.C126])" office:value-type="float" office:value="3282.10733928389" calcext:value-type="float">
            <text:p>3282.107339283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0000" calcext:value-type="float">
            <text:p>70000</text:p>
          </table:table-cell>
          <table:table-cell table:formula="of:=AVERAGE(['1 Run'.C127];['2 Run'.C127];['3 Run'.C127])" office:value-type="float" office:value="3122.98696814465" calcext:value-type="float">
            <text:p>3122.986968144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2000" calcext:value-type="float">
            <text:p>72000</text:p>
          </table:table-cell>
          <table:table-cell table:formula="of:=AVERAGE(['1 Run'.C128];['2 Run'.C128];['3 Run'.C128])" office:value-type="float" office:value="3359.00928160304" calcext:value-type="float">
            <text:p>3359.00928160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4000" calcext:value-type="float">
            <text:p>74000</text:p>
          </table:table-cell>
          <table:table-cell table:formula="of:=AVERAGE(['1 Run'.C129];['2 Run'.C129];['3 Run'.C129])" office:value-type="float" office:value="3134.61964695626" calcext:value-type="float">
            <text:p>3134.619646956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6000" calcext:value-type="float">
            <text:p>76000</text:p>
          </table:table-cell>
          <table:table-cell table:formula="of:=AVERAGE(['1 Run'.C130];['2 Run'.C130];['3 Run'.C130])" office:value-type="float" office:value="3137.54746237871" calcext:value-type="float">
            <text:p>3137.547462378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78000" calcext:value-type="float">
            <text:p>78000</text:p>
          </table:table-cell>
          <table:table-cell table:formula="of:=AVERAGE(['1 Run'.C131];['2 Run'.C131];['3 Run'.C131])" office:value-type="float" office:value="3389.71055030968" calcext:value-type="float">
            <text:p>3389.710550309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0000" calcext:value-type="float">
            <text:p>80000</text:p>
          </table:table-cell>
          <table:table-cell table:formula="of:=AVERAGE(['1 Run'.C132];['2 Run'.C132];['3 Run'.C132])" office:value-type="float" office:value="3345.21054473628" calcext:value-type="float">
            <text:p>3345.210544736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2000" calcext:value-type="float">
            <text:p>82000</text:p>
          </table:table-cell>
          <table:table-cell table:formula="of:=AVERAGE(['1 Run'.C133];['2 Run'.C133];['3 Run'.C133])" office:value-type="float" office:value="3094.37566995491" calcext:value-type="float">
            <text:p>3094.375669954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4000" calcext:value-type="float">
            <text:p>84000</text:p>
          </table:table-cell>
          <table:table-cell table:formula="of:=AVERAGE(['1 Run'.C134];['2 Run'.C134];['3 Run'.C134])" office:value-type="float" office:value="3204.16506081636" calcext:value-type="float">
            <text:p>3204.165060816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6000" calcext:value-type="float">
            <text:p>86000</text:p>
          </table:table-cell>
          <table:table-cell table:formula="of:=AVERAGE(['1 Run'.C135];['2 Run'.C135];['3 Run'.C135])" office:value-type="float" office:value="3215.47309775091" calcext:value-type="float">
            <text:p>3215.473097750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88000" calcext:value-type="float">
            <text:p>88000</text:p>
          </table:table-cell>
          <table:table-cell table:formula="of:=AVERAGE(['1 Run'.C136];['2 Run'.C136];['3 Run'.C136])" office:value-type="float" office:value="3207.59427843928" calcext:value-type="float">
            <text:p>3207.594278439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0000" calcext:value-type="float">
            <text:p>90000</text:p>
          </table:table-cell>
          <table:table-cell table:formula="of:=AVERAGE(['1 Run'.C137];['2 Run'.C137];['3 Run'.C137])" office:value-type="float" office:value="3083.50769433725" calcext:value-type="float">
            <text:p>3083.507694337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2000" calcext:value-type="float">
            <text:p>92000</text:p>
          </table:table-cell>
          <table:table-cell table:formula="of:=AVERAGE(['1 Run'.C138];['2 Run'.C138];['3 Run'.C138])" office:value-type="float" office:value="3152.66981859561" calcext:value-type="float">
            <text:p>3152.669818595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4000" calcext:value-type="float">
            <text:p>94000</text:p>
          </table:table-cell>
          <table:table-cell table:formula="of:=AVERAGE(['1 Run'.C139];['2 Run'.C139];['3 Run'.C139])" office:value-type="float" office:value="3198.30055017775" calcext:value-type="float">
            <text:p>3198.300550177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6000" calcext:value-type="float">
            <text:p>96000</text:p>
          </table:table-cell>
          <table:table-cell table:formula="of:=AVERAGE(['1 Run'.C140];['2 Run'.C140];['3 Run'.C140])" office:value-type="float" office:value="3229.69795377684" calcext:value-type="float">
            <text:p>3229.697953776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98000" calcext:value-type="float">
            <text:p>98000</text:p>
          </table:table-cell>
          <table:table-cell table:formula="of:=AVERAGE(['1 Run'.C141];['2 Run'.C141];['3 Run'.C141])" office:value-type="float" office:value="2643.36224279828" calcext:value-type="float">
            <text:p>2643.3622427983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0000" calcext:value-type="float">
            <text:p>100000</text:p>
          </table:table-cell>
          <table:table-cell table:formula="of:=AVERAGE(['1 Run'.C142];['2 Run'.C142];['3 Run'.C142])" office:value-type="float" office:value="3523.65665193848" calcext:value-type="float">
            <text:p>3523.656651938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2000" calcext:value-type="float">
            <text:p>102000</text:p>
          </table:table-cell>
          <table:table-cell table:formula="of:=AVERAGE(['1 Run'.C143];['2 Run'.C143];['3 Run'.C143])" office:value-type="float" office:value="3588.36470877867" calcext:value-type="float">
            <text:p>3588.3647087787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4000" calcext:value-type="float">
            <text:p>104000</text:p>
          </table:table-cell>
          <table:table-cell table:formula="of:=AVERAGE(['1 Run'.C144];['2 Run'.C144];['3 Run'.C144])" office:value-type="float" office:value="3502.6345448065" calcext:value-type="float">
            <text:p>3502.634544806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6000" calcext:value-type="float">
            <text:p>106000</text:p>
          </table:table-cell>
          <table:table-cell table:formula="of:=AVERAGE(['1 Run'.C145];['2 Run'.C145];['3 Run'.C145])" office:value-type="float" office:value="3582.25578068824" calcext:value-type="float">
            <text:p>3582.2557806882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08000" calcext:value-type="float">
            <text:p>108000</text:p>
          </table:table-cell>
          <table:table-cell table:formula="of:=AVERAGE(['1 Run'.C146];['2 Run'.C146];['3 Run'.C146])" office:value-type="float" office:value="3659.9780397838" calcext:value-type="float">
            <text:p>3659.978039783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0000" calcext:value-type="float">
            <text:p>110000</text:p>
          </table:table-cell>
          <table:table-cell table:formula="of:=AVERAGE(['1 Run'.C147];['2 Run'.C147];['3 Run'.C147])" office:value-type="float" office:value="3600.86923918888" calcext:value-type="float">
            <text:p>3600.8692391889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2000" calcext:value-type="float">
            <text:p>112000</text:p>
          </table:table-cell>
          <table:table-cell table:formula="of:=AVERAGE(['1 Run'.C148];['2 Run'.C148];['3 Run'.C148])" office:value-type="float" office:value="3943.3547757268" calcext:value-type="float">
            <text:p>3943.354775726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4000" calcext:value-type="float">
            <text:p>114000</text:p>
          </table:table-cell>
          <table:table-cell table:formula="of:=AVERAGE(['1 Run'.C149];['2 Run'.C149];['3 Run'.C149])" office:value-type="float" office:value="3610.92464852842" calcext:value-type="float">
            <text:p>3610.924648528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6000" calcext:value-type="float">
            <text:p>116000</text:p>
          </table:table-cell>
          <table:table-cell table:formula="of:=AVERAGE(['1 Run'.C150];['2 Run'.C150];['3 Run'.C150])" office:value-type="float" office:value="3622.12824085351" calcext:value-type="float">
            <text:p>3622.128240853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18000" calcext:value-type="float">
            <text:p>118000</text:p>
          </table:table-cell>
          <table:table-cell table:formula="of:=AVERAGE(['1 Run'.C151];['2 Run'.C151];['3 Run'.C151])" office:value-type="float" office:value="4193.36570394763" calcext:value-type="float">
            <text:p>4193.3657039476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0000" calcext:value-type="float">
            <text:p>120000</text:p>
          </table:table-cell>
          <table:table-cell table:formula="of:=AVERAGE(['1 Run'.C152];['2 Run'.C152];['3 Run'.C152])" office:value-type="float" office:value="5405.56769113581" calcext:value-type="float">
            <text:p>5405.5676911358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2000" calcext:value-type="float">
            <text:p>122000</text:p>
          </table:table-cell>
          <table:table-cell table:formula="of:=AVERAGE(['1 Run'.C153];['2 Run'.C153];['3 Run'.C153])" office:value-type="float" office:value="3327.974590201" calcext:value-type="float">
            <text:p>3327.974590201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4000" calcext:value-type="float">
            <text:p>124000</text:p>
          </table:table-cell>
          <table:table-cell table:formula="of:=AVERAGE(['1 Run'.C154];['2 Run'.C154];['3 Run'.C154])" office:value-type="float" office:value="2531.96900982149" calcext:value-type="float">
            <text:p>2531.9690098215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float" office:value="126000" calcext:value-type="float">
            <text:p>126000</text:p>
          </table:table-cell>
          <table:table-cell table:formula="of:=AVERAGE(['1 Run'.C155];['2 Run'.C155];['3 Run'.C155])" office:value-type="float" office:value="2629.79624413146" calcext:value-type="float">
            <text:p>2629.7962441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6:18:47.729495173</meta:creation-date>
    <dc:date>2018-10-10T16:38:12.730207320</dc:date>
    <meta:editing-duration>PT19M31S</meta:editing-duration>
    <meta:editing-cycles>4</meta:editing-cycles>
    <meta:generator>LibreOffice/5.1.6.2$Linux_X86_64 LibreOffice_project/10m0$Build-2</meta:generator>
    <meta:document-statistic meta:table-count="4" meta:cell-count="1743" meta:object-count="0"/>
  </office:meta>
</office:document-meta>
</file>